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78pt" style:use-optimal-column-width="true"/>
    </style:style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75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110.25pt" style:use-optimal-column-width="false"/>
    </style:style>
    <style:style style:name="ACOL-7" style:family="table-column">
      <style:table-column-properties style:column-width="81pt" style:use-optimal-column-width="false"/>
    </style:style>
    <style:style style:name="ACOL-8" style:family="table-column"/>
    <style:style style:name="ACOL-9" style:family="table-column">
      <style:table-column-properties style:column-width="265.5pt" style:use-optimal-column-width="true"/>
    </style:style>
    <style:style style:name="ACOL-10" style:family="table-column">
      <style:table-column-properties style:column-width="76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default-cell-style-name="ACE-2" table:style-name="ACOL-4"/>
        <table:table-column table:default-cell-style-name="ACE-2" table:style-name="ACOL-5"/>
        <table:table-column table:style-name="ACOL-0" table:number-columns-repeated="2"/>
        <table:table-column table:style-name="ACOL-6"/>
        <table:table-column table:style-name="ACOL-0" table:number-columns-repeated="5"/>
        <table:table-column table:default-cell-style-name="ACE-3" table:style-name="ACOL-4" table:number-columns-repeated="2"/>
        <table:table-column table:style-name="ACOL-0"/>
        <table:table-column table:style-name="ACOL-7"/>
        <table:table-column table:style-name="ACOL-0" table:number-columns-repeated="4"/>
        <table:table-column table:style-name="ACOL-4"/>
        <table:table-column table:style-name="ACOL-0" table:number-columns-repeated="233"/>
        <table:table-row table:style-name="AROW-1">
          <table:table-cell table:style-name="ACE-0" office:value-type="string">
            <text:p>sample</text:p>
          </table:table-cell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style-name="ACE-0" office:value-type="string">
            <text:p>C13</text:p>
          </table:table-cell>
          <table:table-cell table:style-name="ACE-0" office:value-type="string">
            <text:p>measured or assumed</text:p>
          </table:table-cell>
          <table:table-cell table:style-name="ACE-0" office:value-type="string">
            <text:p>original 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fractionation corrected</text:p>
          </table:table-cell>
          <table:table-cell table:number-columns-repeated="233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7</text:p>
          </table:table-cell>
          <table:table-cell table:style-name="ACE-2" table:formula="of:=64+36/60+56.399999999999999/3600" office:value-type="float" office:value="64.615666666666655">
            <text:p>64.616</text:p>
          </table:table-cell>
          <table:table-cell table:style-name="ACE-2" table:formula="of:=-(51+13/60+29.399999999999999/3600)" office:value-type="float" office:value="-51.224833333333336">
            <text:p>−51.225</text:p>
          </table:table-cell>
          <table:table-cell table:style-name="ACE-0" office:value-type="float" office:value="3665">
            <text:p>36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2]+1" office:value-type="float" office:value="2">
            <text:p>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7801</text:p>
          </table:table-cell>
          <table:table-cell table:style-name="ACE-2" office:value-type="float" office:value="64.614999999999995">
            <text:p>64.615</text:p>
          </table:table-cell>
          <table:table-cell table:style-name="ACE-2" office:value-type="float" office:value="-51.216999999999999">
            <text:p>−51.217</text:p>
          </table:table-cell>
          <table:table-cell table:style-name="ACE-0" office:value-type="float" office:value="3834">
            <text:p>383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3]+1" office:value-type="float" office:value="3">
            <text:p>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5</text:p>
          </table:table-cell>
          <table:table-cell table:style-name="ACE-2" table:formula="of:=64+37/60+44.399999999999999/3600" office:value-type="float" office:value="64.628999999999991">
            <text:p>64.629</text:p>
          </table:table-cell>
          <table:table-cell table:style-name="ACE-2" table:formula="of:=-(51+22/60+54.840000000000003/3600)" office:value-type="float" office:value="-51.381900000000002">
            <text:p>−51.382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4]+1" office:value-type="float" office:value="4">
            <text:p>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8</text:p>
          </table:table-cell>
          <table:table-cell table:style-name="ACE-2" table:formula="of:=64+41/60+40.299999999999997/3600" office:value-type="float" office:value="64.694527777777779">
            <text:p>64.695</text:p>
          </table:table-cell>
          <table:table-cell table:style-name="ACE-2" table:formula="of:=-(51+10/60+16.199999999999999/3600)" office:value-type="float" office:value="-51.171166666666664">
            <text:p>−51.171</text:p>
          </table:table-cell>
          <table:table-cell table:style-name="ACE-0" office:value-type="float" office:value="3585">
            <text:p>35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5]+1" office:value-type="float" office:value="5">
            <text:p>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589</text:p>
          </table:table-cell>
          <table:table-cell table:style-name="ACE-2" table:formula="of:=64+41/60+40.299999999999997/3600" office:value-type="float" office:value="64.694527777777779">
            <text:p>64.695</text:p>
          </table:table-cell>
          <table:table-cell table:style-name="ACE-2" table:formula="of:=-(51+10/60+16.199999999999999/3600)" office:value-type="float" office:value="-51.171166666666664">
            <text:p>−51.171</text:p>
          </table:table-cell>
          <table:table-cell table:style-name="ACE-0" office:value-type="float" office:value="3605">
            <text:p>36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Berglund2003,HinnersonBerglund2004</text:p>
          </table:table-cell>
          <table:table-cell table:style-name="ACE-0" office:value-type="string">
            <text:p>0.5 m uncertainty is arbitrar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6]+1" office:value-type="float" office:value="6">
            <text:p>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6</text:p>
          </table:table-cell>
          <table:table-cell table:style-name="ACE-2" table:formula="of:=64+29/60+2/3600" office:value-type="float" office:value="64.483888888888885">
            <text:p>64.484</text:p>
          </table:table-cell>
          <table:table-cell table:style-name="ACE-2" table:formula="of:=-(51+29/60+27/3600)" office:value-type="float" office:value="-51.490833333333335">
            <text:p>−51.491</text:p>
          </table:table-cell>
          <table:table-cell table:style-name="ACE-0" office:value-type="float" office:value="3615">
            <text:p>36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7]+1" office:value-type="float" office:value="7">
            <text:p>7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1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4" office:value-type="float" office:value="0.14999999999999999">
            <text:p>0.1</text:p>
          </table:table-cell>
          <table:table-cell table:style-name="ACE-4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8]+1" office:value-type="float" office:value="8">
            <text:p>8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2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465">
            <text:p>346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ix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4" office:value-type="float" office:value="0.14999999999999999">
            <text:p>0.1</text:p>
          </table:table-cell>
          <table:table-cell table:style-name="ACE-4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9]+1" office:value-type="float" office:value="9">
            <text:p>9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3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4" office:value-type="float" office:value="0.14999999999999999">
            <text:p>0.1</text:p>
          </table:table-cell>
          <table:table-cell table:style-name="ACE-4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10]+1" office:value-type="float" office:value="10">
            <text:p>10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604</text:p>
          </table:table-cell>
          <table:table-cell table:style-name="ACE-2" table:formula="of:=64+22/60+5/3600" office:value-type="float" office:value="64.368055555555543">
            <text:p>64.368</text:p>
          </table:table-cell>
          <table:table-cell table:style-name="ACE-2" table:formula="of:=-(51+30/60+18/3600)" office:value-type="float" office:value="-51.505000000000003">
            <text:p>−51.505</text:p>
          </table:table-cell>
          <table:table-cell table:style-name="ACE-0" office:value-type="float" office:value="3685">
            <text:p>36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etul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4999999999999999">
            <text:p>0.15</text:p>
          </table:table-cell>
          <table:table-cell table:style-name="ACE-4" office:value-type="float" office:value="0.14999999999999999">
            <text:p>0.1</text:p>
          </table:table-cell>
          <table:table-cell table:style-name="ACE-4" office:value-type="float" office:value="0.14999999999999999">
            <text:p>0.1</text:p>
          </table:table-cell>
          <table:table-cell table:style-name="ACE-0" office:value-type="string">
            <text:p>HinnersonBerglund2004</text:p>
          </table:table-cell>
          <table:table-cell table:style-name="ACE-0" office:value-type="string">
            <text:p>reported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11]+1" office:value-type="float" office:value="11">
            <text:p>1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89</text:p>
          </table:table-cell>
          <table:table-cell table:style-name="ACE-2" table:formula="of:=64+10.4/60" office:value-type="float" office:value="64.173333333333332">
            <text:p>64.173</text:p>
          </table:table-cell>
          <table:table-cell table:style-name="ACE-2" table:formula="of:=-(52+4/60)" office:value-type="float" office:value="-52.06666666666667">
            <text:p>−52.067</text:p>
          </table:table-cell>
          <table:table-cell table:style-name="ACE-0" table:formula="of:=ROUND([.W12])" office:value-type="float" office:value="8502">
            <text:p>850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starte borea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2">
            <text:p>2.0</text:p>
          </table:table-cell>
          <table:table-cell table:style-name="ACE-4" office:value-type="float" office:value="2">
            <text:p>2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below present high tide, I used an error of 2 m, hopefully that covers i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095">
            <text:p>8095</text:p>
          </table:table-cell>
          <table:table-cell table:style-name="ACE-0"/>
          <table:table-cell table:style-name="ACE-0" table:formula="of:=-8033*LN((EXP([.U12]/-8033))*0.97499999999999998^2/(1+[.S12]/1000)^2)" office:value-type="float" office:value="8501.7559030756001">
            <text:p>8501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12]+1" office:value-type="float" office:value="12">
            <text:p>1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90</text:p>
          </table:table-cell>
          <table:table-cell table:style-name="ACE-2" table:formula="of:=64+7.4000000000000004/60" office:value-type="float" office:value="64.123333333333335">
            <text:p>64.123</text:p>
          </table:table-cell>
          <table:table-cell table:style-name="ACE-2" table:formula="of:=-(51+42/60)" office:value-type="float" office:value="-51.700000000000003">
            <text:p>−51.700</text:p>
          </table:table-cell>
          <table:table-cell table:style-name="ACE-0" table:formula="of:=ROUND([.W13])" office:value-type="float" office:value="9762">
            <text:p>9762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iatella arctica and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4" office:value-type="float" office:value="2">
            <text:p>2.0</text:p>
          </table:table-cell>
          <table:table-cell table:style-name="ACE-4" office:value-type="float" office:value="2">
            <text:p>2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says the sample comes from a 3-4 m high coastal cliff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9355">
            <text:p>9355</text:p>
          </table:table-cell>
          <table:table-cell table:style-name="ACE-0"/>
          <table:table-cell table:style-name="ACE-0" table:formula="of:=-8033*LN((EXP([.U13]/-8033))*0.97499999999999998^2/(1+[.S13]/1000)^2)" office:value-type="float" office:value="9761.755903075602">
            <text:p>976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13]+1" office:value-type="float" office:value="13">
            <text:p>1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91</text:p>
          </table:table-cell>
          <table:table-cell table:style-name="ACE-2" table:formula="of:=64+11/60" office:value-type="float" office:value="64.183333333333337">
            <text:p>64.183</text:p>
          </table:table-cell>
          <table:table-cell table:style-name="ACE-2" table:formula="of:=-(51+57/60)" office:value-type="float" office:value="-51.950000000000003">
            <text:p>−51.950</text:p>
          </table:table-cell>
          <table:table-cell table:style-name="ACE-0" table:formula="of:=ROUND([.W14])" office:value-type="float" office:value="9192">
            <text:p>919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, Astarte borealis and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2">
            <text:p>2.0</text:p>
          </table:table-cell>
          <table:table-cell table:style-name="ACE-4" office:value-type="float" office:value="2">
            <text:p>2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close to the high tide mark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85">
            <text:p>8785</text:p>
          </table:table-cell>
          <table:table-cell table:style-name="ACE-0"/>
          <table:table-cell table:style-name="ACE-0" table:formula="of:=-8033*LN((EXP([.U14]/-8033))*0.97499999999999998^2/(1+[.S14]/1000)^2)" office:value-type="float" office:value="9191.755903075602">
            <text:p>919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14]+1" office:value-type="float" office:value="14">
            <text:p>1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92</text:p>
          </table:table-cell>
          <table:table-cell table:style-name="ACE-2" table:formula="of:=64+12/60" office:value-type="float" office:value="64.200000000000003">
            <text:p>64.200</text:p>
          </table:table-cell>
          <table:table-cell table:style-name="ACE-2" table:formula="of:=-(51+58/60)" office:value-type="float" office:value="-51.966666666666669">
            <text:p>−51.967</text:p>
          </table:table-cell>
          <table:table-cell table:style-name="ACE-0" table:formula="of:=ROUND([.W15])" office:value-type="float" office:value="9047">
            <text:p>904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4" office:value-type="float" office:value="2">
            <text:p>2.0</text:p>
          </table:table-cell>
          <table:table-cell table:style-name="ACE-4" office:value-type="float" office:value="2">
            <text:p>2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being in the upper part of a 4-5 m cliff, error range should cover tha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15]/-8033))*0.97499999999999998^2/(1+[.S15]/1000)^2)" office:value-type="float" office:value="9046.755903075602">
            <text:p>904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15]+1" office:value-type="float" office:value="15">
            <text:p>1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93</text:p>
          </table:table-cell>
          <table:table-cell table:style-name="ACE-2" table:formula="of:=64+13/60" office:value-type="float" office:value="64.216666666666669">
            <text:p>64.217</text:p>
          </table:table-cell>
          <table:table-cell table:style-name="ACE-2" table:formula="of:=-(51+57/60)" office:value-type="float" office:value="-51.950000000000003">
            <text:p>−51.950</text:p>
          </table:table-cell>
          <table:table-cell table:style-name="ACE-0" table:formula="of:=ROUND([.W16])" office:value-type="float" office:value="9867">
            <text:p>9867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iatella arctica, Mya truncata and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5">
            <text:p>5.5</text:p>
          </table:table-cell>
          <table:table-cell table:style-name="ACE-4" office:value-type="float" office:value="2.5">
            <text:p>2.5</text:p>
          </table:table-cell>
          <table:table-cell table:style-name="ACE-4" office:value-type="float" office:value="2.5">
            <text:p>2.5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shells being the upper 5 m of a 8 m high coastal cliff, the error range encompasses this descriptio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9460">
            <text:p>9460</text:p>
          </table:table-cell>
          <table:table-cell table:style-name="ACE-0"/>
          <table:table-cell table:style-name="ACE-0" table:formula="of:=-8033*LN((EXP([.U16]/-8033))*0.97499999999999998^2/(1+[.S16]/1000)^2)" office:value-type="float" office:value="9866.7559030756001">
            <text:p>986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16]+1" office:value-type="float" office:value="16">
            <text:p>1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494</text:p>
          </table:table-cell>
          <table:table-cell table:style-name="ACE-2" table:formula="of:=64+16/60" office:value-type="float" office:value="64.266666666666666">
            <text:p>64.267</text:p>
          </table:table-cell>
          <table:table-cell table:style-name="ACE-2" table:formula="of:=-(51+56/60)" office:value-type="float" office:value="-51.93333333333333">
            <text:p>−51.933</text:p>
          </table:table-cell>
          <table:table-cell table:style-name="ACE-0" table:formula="of:=ROUND([.W17])" office:value-type="float" office:value="9047">
            <text:p>904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2">
            <text:p>2.0</text:p>
          </table:table-cell>
          <table:table-cell table:style-name="ACE-4" office:value-type="float" office:value="2">
            <text:p>2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being collected 1 m below the high tide mark, the range should cover tha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17]/-8033))*0.97499999999999998^2/(1+[.S17]/1000)^2)" office:value-type="float" office:value="9046.755903075602">
            <text:p>904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17]+1" office:value-type="float" office:value="17">
            <text:p>17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06</text:p>
          </table:table-cell>
          <table:table-cell table:style-name="ACE-2" table:formula="of:=64+16/60" office:value-type="float" office:value="64.266666666666666">
            <text:p>64.267</text:p>
          </table:table-cell>
          <table:table-cell table:style-name="ACE-2" table:formula="of:=-(51+56/60)" office:value-type="float" office:value="-51.93333333333333">
            <text:p>−51.933</text:p>
          </table:table-cell>
          <table:table-cell table:style-name="ACE-0" table:formula="of:=ROUND([.W18])" office:value-type="float" office:value="9122">
            <text:p>912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Chlamys islandica and Mytilus edul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error range from descriptio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15">
            <text:p>8715</text:p>
          </table:table-cell>
          <table:table-cell table:style-name="ACE-0"/>
          <table:table-cell table:style-name="ACE-0" table:formula="of:=-8033*LN((EXP([.U18]/-8033))*0.97499999999999998^2/(1+[.S18]/1000)^2)" office:value-type="float" office:value="9121.7559030756038">
            <text:p>9121.75590307560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18]+1" office:value-type="float" office:value="18">
            <text:p>18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07</text:p>
          </table:table-cell>
          <table:table-cell table:style-name="ACE-2" table:formula="of:=64+15.800000000000001/60" office:value-type="float" office:value="64.263333333333335">
            <text:p>64.263</text:p>
          </table:table-cell>
          <table:table-cell table:style-name="ACE-2" table:formula="of:=-(51+57/60)" office:value-type="float" office:value="-51.950000000000003">
            <text:p>−51.950</text:p>
          </table:table-cell>
          <table:table-cell table:style-name="ACE-0" table:formula="of:=ROUND([.W19])" office:value-type="float" office:value="6627">
            <text:p>6627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4" office:value-type="float" office:value="2">
            <text:p>2.0</text:p>
          </table:table-cell>
          <table:table-cell table:style-name="ACE-4" office:value-type="float" office:value="2">
            <text:p>2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being "at the base of a 5 m high cliff". I assume the base is at sea level, though this is definitely not clear.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6220">
            <text:p>6220</text:p>
          </table:table-cell>
          <table:table-cell table:style-name="ACE-0"/>
          <table:table-cell table:style-name="ACE-0" table:formula="of:=-8033*LN((EXP([.U19]/-8033))*0.97499999999999998^2/(1+[.S19]/1000)^2)" office:value-type="float" office:value="6626.755903075602">
            <text:p>662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19]+1" office:value-type="float" office:value="19">
            <text:p>19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08</text:p>
          </table:table-cell>
          <table:table-cell table:style-name="ACE-2" table:formula="of:=64+17.600000000000001/60" office:value-type="float" office:value="64.293333333333337">
            <text:p>64.293</text:p>
          </table:table-cell>
          <table:table-cell table:style-name="ACE-2" table:formula="of:=-(51+44.5/60)" office:value-type="float" office:value="-51.741666666666667">
            <text:p>−51.742</text:p>
          </table:table-cell>
          <table:table-cell table:style-name="ACE-0" table:formula="of:=ROUND([.W20])" office:value-type="float" office:value="9122">
            <text:p>912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4" office:value-type="float" office:value="2">
            <text:p>2.0</text:p>
          </table:table-cell>
          <table:table-cell table:style-name="ACE-4" office:value-type="float" office:value="2">
            <text:p>2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elevation is specific, described as relative to sea level, the 2 m uncertainty is arbitrar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15">
            <text:p>8715</text:p>
          </table:table-cell>
          <table:table-cell table:style-name="ACE-0"/>
          <table:table-cell table:style-name="ACE-0" table:formula="of:=-8033*LN((EXP([.U20]/-8033))*0.97499999999999998^2/(1+[.S20]/1000)^2)" office:value-type="float" office:value="9121.7559030756038">
            <text:p>9121.75590307560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20]+1" office:value-type="float" office:value="20">
            <text:p>20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09</text:p>
          </table:table-cell>
          <table:table-cell table:style-name="ACE-2" table:formula="of:=64+16.300000000000001/60" office:value-type="float" office:value="64.271666666666661">
            <text:p>64.272</text:p>
          </table:table-cell>
          <table:table-cell table:style-name="ACE-2" table:formula="of:=-(51+40/60)" office:value-type="float" office:value="-51.666666666666664">
            <text:p>−51.667</text:p>
          </table:table-cell>
          <table:table-cell table:style-name="ACE-0" table:formula="of:=ROUND([.W21])" office:value-type="float" office:value="9262">
            <text:p>926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 and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7">
            <text:p>27</text:p>
          </table:table-cell>
          <table:table-cell table:style-name="ACE-4" office:value-type="float" office:value="2">
            <text:p>2.0</text:p>
          </table:table-cell>
          <table:table-cell table:style-name="ACE-4" office:value-type="float" office:value="2">
            <text:p>2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"cliff in beach ridge plain 27 m above sea level". No idea if that means the shells are in the beach ridge deposit, which would be more strictly a terrestrial limiting deposit. Used an artibrary uncertainty of 2 m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855">
            <text:p>8855</text:p>
          </table:table-cell>
          <table:table-cell table:style-name="ACE-0"/>
          <table:table-cell table:style-name="ACE-0" table:formula="of:=-8033*LN((EXP([.U21]/-8033))*0.97499999999999998^2/(1+[.S21]/1000)^2)" office:value-type="float" office:value="9261.755903075602">
            <text:p>926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21]+1" office:value-type="float" office:value="21">
            <text:p>2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10</text:p>
          </table:table-cell>
          <table:table-cell table:style-name="ACE-2" table:formula="of:=64+18/60" office:value-type="float" office:value="64.299999999999997">
            <text:p>64.300</text:p>
          </table:table-cell>
          <table:table-cell table:style-name="ACE-2" table:formula="of:=-(52+3/60)" office:value-type="float" office:value="-52.049999999999997">
            <text:p>−52.050</text:p>
          </table:table-cell>
          <table:table-cell table:style-name="ACE-0" table:formula="of:=ROUND([.W22])" office:value-type="float" office:value="8727">
            <text:p>872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error range in descriptio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320">
            <text:p>8320</text:p>
          </table:table-cell>
          <table:table-cell table:style-name="ACE-0"/>
          <table:table-cell table:style-name="ACE-0" table:formula="of:=-8033*LN((EXP([.U22]/-8033))*0.97499999999999998^2/(1+[.S22]/1000)^2)" office:value-type="float" office:value="8726.755903075602">
            <text:p>872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22]+1" office:value-type="float" office:value="22">
            <text:p>2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65</text:p>
          </table:table-cell>
          <table:table-cell table:style-name="ACE-2" table:formula="of:=64+18/60" office:value-type="float" office:value="64.299999999999997">
            <text:p>64.300</text:p>
          </table:table-cell>
          <table:table-cell table:style-name="ACE-2" table:formula="of:=-(52+4/60)" office:value-type="float" office:value="-52.06666666666667">
            <text:p>−52.067</text:p>
          </table:table-cell>
          <table:table-cell table:style-name="ACE-0" table:formula="of:=ROUND([.W23])" office:value-type="float" office:value="10267">
            <text:p>10267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23])&gt;50;10;IF([.N23]&lt;5;1;[.N23]*0.20000000000000001))" office:value-type="float" office:value="1">
            <text:p>1.0</text:p>
          </table:table-cell>
          <table:table-cell table:style-name="ACE-3" table:formula="of:=IF(ABS([.N23])&gt;50;10;IF([.N23]&lt;5;1;[.N23]*0.20000000000000001))" office:value-type="float" office:value="1">
            <text:p>1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being in a coastal cliff 1 m above sea level, it is not clear if the bottom or top is at 1 m. The error range should cover that.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9860">
            <text:p>9860</text:p>
          </table:table-cell>
          <table:table-cell table:style-name="ACE-0"/>
          <table:table-cell table:style-name="ACE-0" table:formula="of:=-8033*LN((EXP([.U23]/-8033))*0.97499999999999998^2/(1+[.S23]/1000)^2)" office:value-type="float" office:value="10266.755903075602">
            <text:p>1026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23]+1" office:value-type="float" office:value="23">
            <text:p>2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66</text:p>
          </table:table-cell>
          <table:table-cell table:style-name="ACE-2" table:formula="of:=64+19.5/60" office:value-type="float" office:value="64.325000000000003">
            <text:p>64.325</text:p>
          </table:table-cell>
          <table:table-cell table:style-name="ACE-2" table:formula="of:=-(51+53/60)" office:value-type="float" office:value="-51.883333333333333">
            <text:p>−51.883</text:p>
          </table:table-cell>
          <table:table-cell table:style-name="ACE-0" table:formula="of:=ROUND([.W24])" office:value-type="float" office:value="9637">
            <text:p>9637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3" table:formula="of:=IF(ABS([.N24])&gt;50;10;IF([.N24]&lt;5;1;[.N24]*0.20000000000000001))" office:value-type="float" office:value="4">
            <text:p>4.0</text:p>
          </table:table-cell>
          <table:table-cell table:style-name="ACE-3" table:formula="of:=IF(ABS([.N24])&gt;50;10;IF([.N24]&lt;5;1;[.N24]*0.20000000000000001))" office:value-type="float" office:value="4">
            <text:p>4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"approximately 20 m above sea level" uncertainty is arbitrar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9230">
            <text:p>9230</text:p>
          </table:table-cell>
          <table:table-cell table:style-name="ACE-0"/>
          <table:table-cell table:style-name="ACE-0" table:formula="of:=-8033*LN((EXP([.U24]/-8033))*0.97499999999999998^2/(1+[.S24]/1000)^2)" office:value-type="float" office:value="9636.755903075602">
            <text:p>963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24]+1" office:value-type="float" office:value="24">
            <text:p>2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67</text:p>
          </table:table-cell>
          <table:table-cell table:style-name="ACE-2" table:formula="of:=64+20.399999999999999/60" office:value-type="float" office:value="64.340000000000003">
            <text:p>64.340</text:p>
          </table:table-cell>
          <table:table-cell table:style-name="ACE-2" table:formula="of:=-(51+53/60)" office:value-type="float" office:value="-51.883333333333333">
            <text:p>−51.883</text:p>
          </table:table-cell>
          <table:table-cell table:style-name="ACE-0" table:formula="of:=ROUND([.W25])" office:value-type="float" office:value="9807">
            <text:p>9807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ya truncata, Chlamys islandica and 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8">
            <text:p>28</text:p>
          </table:table-cell>
          <table:table-cell table:style-name="ACE-3" table:formula="of:=IF(ABS([.N25])&gt;50;10;IF([.N25]&lt;5;1;[.N25]*0.20000000000000001))" office:value-type="float" office:value="5.6000000000000005">
            <text:p>5.6</text:p>
          </table:table-cell>
          <table:table-cell table:style-name="ACE-3" table:formula="of:=IF(ABS([.N25])&gt;50;10;IF([.N25]&lt;5;1;[.N25]*0.20000000000000001))" office:value-type="float" office:value="5.6000000000000005">
            <text:p>5.6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"approximately 28 m above sea level" uncertainty is arbitrar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9400">
            <text:p>9400</text:p>
          </table:table-cell>
          <table:table-cell table:style-name="ACE-0"/>
          <table:table-cell table:style-name="ACE-0" table:formula="of:=-8033*LN((EXP([.U25]/-8033))*0.97499999999999998^2/(1+[.S25]/1000)^2)" office:value-type="float" office:value="9806.7559030756001">
            <text:p>980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25]+1" office:value-type="float" office:value="25">
            <text:p>2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68</text:p>
          </table:table-cell>
          <table:table-cell table:style-name="ACE-2" table:formula="of:=64+22/60" office:value-type="float" office:value="64.36666666666666">
            <text:p>64.367</text:p>
          </table:table-cell>
          <table:table-cell table:style-name="ACE-2" table:formula="of:=-(51+44/60)" office:value-type="float" office:value="-51.733333333333334">
            <text:p>−51.733</text:p>
          </table:table-cell>
          <table:table-cell table:style-name="ACE-0" table:formula="of:=ROUND([.W26])" office:value-type="float" office:value="8932">
            <text:p>893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Chlamys islandica and 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3" table:formula="of:=IF(ABS([.N26])&gt;50;10;IF([.N26]&lt;5;1;[.N26]*0.20000000000000001))" office:value-type="float" office:value="6">
            <text:p>6.0</text:p>
          </table:table-cell>
          <table:table-cell table:style-name="ACE-3" table:formula="of:=IF(ABS([.N26])&gt;50;10;IF([.N26]&lt;5;1;[.N26]*0.20000000000000001))" office:value-type="float" office:value="6">
            <text:p>6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described as "approximately 30 m above sea level" uncertainty is arbitrar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525">
            <text:p>8525</text:p>
          </table:table-cell>
          <table:table-cell table:style-name="ACE-0"/>
          <table:table-cell table:style-name="ACE-0" table:formula="of:=-8033*LN((EXP([.U26]/-8033))*0.97499999999999998^2/(1+[.S26]/1000)^2)" office:value-type="float" office:value="8931.755903075602">
            <text:p>893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26]+1" office:value-type="float" office:value="26">
            <text:p>2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95</text:p>
          </table:table-cell>
          <table:table-cell table:style-name="ACE-2" table:formula="of:=64+22/60" office:value-type="float" office:value="64.36666666666666">
            <text:p>64.367</text:p>
          </table:table-cell>
          <table:table-cell table:style-name="ACE-2" table:formula="of:=-(52+0.40000000000000002/60)" office:value-type="float" office:value="-52.006666666666668">
            <text:p>−52.007</text:p>
          </table:table-cell>
          <table:table-cell table:style-name="ACE-0" table:formula="of:=ROUND([.W27])" office:value-type="float" office:value="8727">
            <text:p>872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used stated uncertainty rang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320">
            <text:p>8320</text:p>
          </table:table-cell>
          <table:table-cell table:style-name="ACE-0"/>
          <table:table-cell table:style-name="ACE-0" table:formula="of:=-8033*LN((EXP([.U27]/-8033))*0.97499999999999998^2/(1+[.S27]/1000)^2)" office:value-type="float" office:value="8726.755903075602">
            <text:p>872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27]+1" office:value-type="float" office:value="27">
            <text:p>27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96</text:p>
          </table:table-cell>
          <table:table-cell table:style-name="ACE-2" table:formula="of:=64+32.200000000000003/60" office:value-type="float" office:value="64.536666666666662">
            <text:p>64.537</text:p>
          </table:table-cell>
          <table:table-cell table:style-name="ACE-2" table:formula="of:=-(50+28/60)" office:value-type="float" office:value="-50.466666666666669">
            <text:p>−50.467</text:p>
          </table:table-cell>
          <table:table-cell table:style-name="ACE-0" table:formula="of:=ROUND([.W28])" office:value-type="float" office:value="7077">
            <text:p>7077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 and 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28])&gt;50;10;IF([.N28]&lt;5;1;[.N28]*0.20000000000000001))" office:value-type="float" office:value="1">
            <text:p>1.0</text:p>
          </table:table-cell>
          <table:table-cell table:style-name="ACE-3" table:formula="of:=IF(ABS([.N28])&gt;50;10;IF([.N28]&lt;5;1;[.N28]*0.20000000000000001))" office:value-type="float" office:value="1">
            <text:p>1.0</text:p>
          </table:table-cell>
          <table:table-cell table:style-name="ACE-0" office:value-type="string">
            <text:p>Weidick1976,WeidickEtal2012</text:p>
          </table:table-cell>
          <table:table-cell table:style-name="ACE-0" office:value-type="string">
            <text:p>stated to be 1 m above sea level, used arbitrary uncertaint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6670">
            <text:p>6670</text:p>
          </table:table-cell>
          <table:table-cell table:style-name="ACE-0"/>
          <table:table-cell table:style-name="ACE-0" table:formula="of:=-8033*LN((EXP([.U28]/-8033))*0.97499999999999998^2/(1+[.S28]/1000)^2)" office:value-type="float" office:value="7076.755903075602">
            <text:p>707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28]+1" office:value-type="float" office:value="28">
            <text:p>28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97</text:p>
          </table:table-cell>
          <table:table-cell table:style-name="ACE-2" table:formula="of:=64+34/60" office:value-type="float" office:value="64.566666666666663">
            <text:p>64.567</text:p>
          </table:table-cell>
          <table:table-cell table:style-name="ACE-2" table:formula="of:=-(50+40/60)" office:value-type="float" office:value="-50.666666666666664">
            <text:p>−50.667</text:p>
          </table:table-cell>
          <table:table-cell table:style-name="ACE-0" table:formula="of:=ROUND([.W29])" office:value-type="float" office:value="7827">
            <text:p>7827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used stated uncertaint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420">
            <text:p>7420</text:p>
          </table:table-cell>
          <table:table-cell table:style-name="ACE-0"/>
          <table:table-cell table:style-name="ACE-0" table:formula="of:=-8033*LN((EXP([.U29]/-8033))*0.97499999999999998^2/(1+[.S29]/1000)^2)" office:value-type="float" office:value="7826.7559030756011">
            <text:p>7826.75590307560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29]+1" office:value-type="float" office:value="29">
            <text:p>29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98</text:p>
          </table:table-cell>
          <table:table-cell table:style-name="ACE-2" table:formula="of:=64+35/60" office:value-type="float" office:value="64.583333333333329">
            <text:p>64.583</text:p>
          </table:table-cell>
          <table:table-cell table:style-name="ACE-2" table:formula="of:=-(50+48/60)" office:value-type="float" office:value="-50.799999999999997">
            <text:p>−50.800</text:p>
          </table:table-cell>
          <table:table-cell table:style-name="ACE-0" table:formula="of:=ROUND([.W30])" office:value-type="float" office:value="8612">
            <text:p>861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4" office:value-type="float" office:value="1">
            <text:p>1.0</text:p>
          </table:table-cell>
          <table:table-cell table:style-name="ACE-4" office:value-type="float" office:value="1">
            <text:p>1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used stated uncertainty, but this may not be in situ as it is described as being moraine-lik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205">
            <text:p>8205</text:p>
          </table:table-cell>
          <table:table-cell table:style-name="ACE-0"/>
          <table:table-cell table:style-name="ACE-0" table:formula="of:=-8033*LN((EXP([.U30]/-8033))*0.97499999999999998^2/(1+[.S30]/1000)^2)" office:value-type="float" office:value="8611.7559030756001">
            <text:p>8611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0]+1" office:value-type="float" office:value="30">
            <text:p>3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599</text:p>
          </table:table-cell>
          <table:table-cell table:style-name="ACE-2" table:formula="of:=64+45/60" office:value-type="float" office:value="64.75">
            <text:p>64.750</text:p>
          </table:table-cell>
          <table:table-cell table:style-name="ACE-2" table:formula="of:=-(50+9/60)" office:value-type="float" office:value="-50.149999999999999">
            <text:p>−50.150</text:p>
          </table:table-cell>
          <table:table-cell table:style-name="ACE-0" table:formula="of:=ROUND([.W31])" office:value-type="float" office:value="7607">
            <text:p>7607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atella arctica, Chlamys islandica and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3" table:formula="of:=IF(ABS([.N31])&gt;50;10;IF([.N31]&lt;5;1;[.N31]*0.20000000000000001))" office:value-type="float" office:value="1">
            <text:p>1.0</text:p>
          </table:table-cell>
          <table:table-cell table:style-name="ACE-3" table:formula="of:=IF(ABS([.N31])&gt;50;10;IF([.N31]&lt;5;1;[.N31]*0.20000000000000001))" office:value-type="float" office:value="1">
            <text:p>1.0</text:p>
          </table:table-cell>
          <table:table-cell table:style-name="ACE-0" office:value-type="string">
            <text:p>Weidick1976</text:p>
          </table:table-cell>
          <table:table-cell table:style-name="ACE-0" office:value-type="string">
            <text:p>stated to be in a 2 m high coastal cliff. Used arbitrary uncertaint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200">
            <text:p>7200</text:p>
          </table:table-cell>
          <table:table-cell table:style-name="ACE-0"/>
          <table:table-cell table:style-name="ACE-0" table:formula="of:=-8033*LN((EXP([.U31]/-8033))*0.97499999999999998^2/(1+[.S31]/1000)^2)" office:value-type="float" office:value="7606.7559030756001">
            <text:p>760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1]+1" office:value-type="float" office:value="31">
            <text:p>3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4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32])" office:value-type="float" office:value="9047">
            <text:p>9047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4" office:value-type="float" office:value="10">
            <text:p>10.0</text:p>
          </table:table-cell>
          <table:table-cell table:style-name="ACE-4" office:value-type="float" office:value="10">
            <text:p>10.0</text:p>
          </table:table-cell>
          <table:table-cell table:style-name="ACE-0" office:value-type="string">
            <text:p>Fredskild1983,WeidickEtal2012</text:p>
          </table:table-cell>
          <table:table-cell table:style-name="ACE-0" office:value-type="string">
            <text:p>elevation described as "100 m s.m". Using a liberal uncertainty range. </text:p>
          </table:table-cell>
          <table:table-cell table:style-name="ACE-0"/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2]/-8033))*0.97499999999999998^2/(1+[.S32]/1000)^2)" office:value-type="float" office:value="9046.755903075602">
            <text:p>904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2]+1" office:value-type="float" office:value="32">
            <text:p>3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460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33])" office:value-type="float" office:value="8730">
            <text:p>87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4" office:value-type="float" office:value="10">
            <text:p>10.0</text:p>
          </table:table-cell>
          <table:table-cell table:style-name="ACE-4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described as "100 m s.m". Using a liberal uncertainty range. 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3]/-8033))*0.97499999999999998^2/(1+[.S33]/1000)^2)" office:value-type="float" office:value="8730.3740557430065">
            <text:p>8730.37405574300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3]+1" office:value-type="float" office:value="33">
            <text:p>33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461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34])" office:value-type="float" office:value="8766">
            <text:p>8766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4" office:value-type="float" office:value="10">
            <text:p>10.0</text:p>
          </table:table-cell>
          <table:table-cell table:style-name="ACE-4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described as "100 m s.m". Using a liberal uncertainty range. </text:p>
          </table:table-cell>
          <table:table-cell table:style-name="ACE-0" office:value-type="float" office:value="-17.300000000000001">
            <text:p>−17.3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4]/-8033))*0.97499999999999998^2/(1+[.S34]/1000)^2)" office:value-type="float" office:value="8766.3818132769993">
            <text:p>8766.381813277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4]+1" office:value-type="float" office:value="34">
            <text:p>3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2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5])" office:value-type="float" office:value="8722">
            <text:p>8722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1">
            <text:p>61</text:p>
          </table:table-cell>
          <table:table-cell table:style-name="ACE-4" office:value-type="float" office:value="1">
            <text:p>1.0</text:p>
          </table:table-cell>
          <table:table-cell table:style-name="ACE-4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5]/-8033))*0.97499999999999998^2/(1+[.S35]/1000)^2)" office:value-type="float" office:value="8722.1792073123343">
            <text:p>8722.17920731233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5]+1" office:value-type="float" office:value="35">
            <text:p>3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17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6])" office:value-type="float" office:value="8722">
            <text:p>872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1">
            <text:p>61</text:p>
          </table:table-cell>
          <table:table-cell table:style-name="ACE-4" office:value-type="float" office:value="1">
            <text:p>1.0</text:p>
          </table:table-cell>
          <table:table-cell table:style-name="ACE-4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6]/-8033))*0.97499999999999998^2/(1+[.S36]/1000)^2)" office:value-type="float" office:value="8722.1792073123343">
            <text:p>8722.17920731233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6]+1" office:value-type="float" office:value="36">
            <text:p>3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18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7])" office:value-type="float" office:value="8721">
            <text:p>8721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1">
            <text:p>61</text:p>
          </table:table-cell>
          <table:table-cell table:style-name="ACE-4" office:value-type="float" office:value="1">
            <text:p>1.0</text:p>
          </table:table-cell>
          <table:table-cell table:style-name="ACE-4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.100000000000001">
            <text:p>−20.1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7]/-8033))*0.97499999999999998^2/(1+[.S37]/1000)^2)" office:value-type="float" office:value="8720.5397359093095">
            <text:p>8720.5397359093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7]+1" office:value-type="float" office:value="37">
            <text:p>37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3</text:p>
          </table:table-cell>
          <table:table-cell table:style-name="ACE-2" table:formula="of:=64+27.5/60" office:value-type="float" office:value="64.458333333333329">
            <text:p>64.458</text:p>
          </table:table-cell>
          <table:table-cell table:style-name="ACE-2" table:formula="of:=-(51+35/60)" office:value-type="float" office:value="-51.583333333333336">
            <text:p>−51.583</text:p>
          </table:table-cell>
          <table:table-cell table:style-name="ACE-0" table:formula="of:=ROUND([.W38])" office:value-type="float" office:value="8781">
            <text:p>8781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1">
            <text:p>51</text:p>
          </table:table-cell>
          <table:table-cell table:style-name="ACE-4" office:value-type="float" office:value="1">
            <text:p>1.0</text:p>
          </table:table-cell>
          <table:table-cell table:style-name="ACE-4" office:value-type="float" office:value="1">
            <text:p>1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16.399999999999999">
            <text:p>−16.4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8]/-8033))*0.97499999999999998^2/(1+[.S38]/1000)^2)" office:value-type="float" office:value="8781.0890309037623">
            <text:p>8781.08903090376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8]+1" office:value-type="float" office:value="38">
            <text:p>38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50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1+41/60)" office:value-type="float" office:value="-51.68333333333333">
            <text:p>−51.683</text:p>
          </table:table-cell>
          <table:table-cell table:style-name="ACE-0" table:formula="of:=ROUND([.W39])" office:value-type="float" office:value="8658">
            <text:p>865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Drepanocladus exannulat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0">
            <text:p>140</text:p>
          </table:table-cell>
          <table:table-cell table:style-name="ACE-4" office:value-type="float" office:value="10">
            <text:p>10.0</text:p>
          </table:table-cell>
          <table:table-cell table:style-name="ACE-4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an altimeter, using liberal uncertainty range</text:p>
          </table:table-cell>
          <table:table-cell table:style-name="ACE-0" office:value-type="float" office:value="-23.899999999999999">
            <text:p>−23.9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39]/-8033))*0.97499999999999998^2/(1+[.S39]/1000)^2)" office:value-type="float" office:value="8658.1155264952395">
            <text:p>8658.1155264952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39]+1" office:value-type="float" office:value="39">
            <text:p>39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90</text:p>
          </table:table-cell>
          <table:table-cell table:style-name="ACE-2" table:formula="of:=64+24/60" office:value-type="float" office:value="64.400000000000006">
            <text:p>64.400</text:p>
          </table:table-cell>
          <table:table-cell table:style-name="ACE-2" table:formula="of:=-(51+41/60)" office:value-type="float" office:value="-51.68333333333333">
            <text:p>−51.683</text:p>
          </table:table-cell>
          <table:table-cell table:style-name="ACE-0" table:formula="of:=ROUND([.W40])" office:value-type="float" office:value="8694">
            <text:p>8694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0">
            <text:p>140</text:p>
          </table:table-cell>
          <table:table-cell table:style-name="ACE-4" office:value-type="float" office:value="10">
            <text:p>10.0</text:p>
          </table:table-cell>
          <table:table-cell table:style-name="ACE-4" office:value-type="float" office:value="10">
            <text:p>10.0</text:p>
          </table:table-cell>
          <table:table-cell table:style-name="ACE-0" office:value-type="string">
            <text:p>Fredskild1983</text:p>
          </table:table-cell>
          <table:table-cell table:style-name="ACE-0" office:value-type="string">
            <text:p>elevation measured with an altimeter, using liberal uncertainty range</text:p>
          </table:table-cell>
          <table:table-cell table:style-name="ACE-0" office:value-type="float" office:value="-21.699999999999999">
            <text:p>−21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640">
            <text:p>8640</text:p>
          </table:table-cell>
          <table:table-cell table:style-name="ACE-0"/>
          <table:table-cell table:style-name="ACE-0" table:formula="of:=-8033*LN((EXP([.U40]/-8033))*0.97499999999999998^2/(1+[.S40]/1000)^2)" office:value-type="float" office:value="8694.2854148793012">
            <text:p>8694.28541487930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0]+1" office:value-type="float" office:value="40">
            <text:p>4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295</text:p>
          </table:table-cell>
          <table:table-cell table:style-name="ACE-2" table:formula="of:=64+23.5/60" office:value-type="float" office:value="64.391666666666666">
            <text:p>64.392</text:p>
          </table:table-cell>
          <table:table-cell table:style-name="ACE-2" table:formula="of:=-(50+21.5/60)" office:value-type="float" office:value="-50.358333333333334">
            <text:p>−50.358</text:p>
          </table:table-cell>
          <table:table-cell table:style-name="ACE-0" table:formula="of:=ROUND([.W41])" office:value-type="float" office:value="7512">
            <text:p>7512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7.299999999999997">
            <text:p>57.3</text:p>
          </table:table-cell>
          <table:table-cell table:style-name="ACE-3" table:formula="of:=IF(ABS([.N41])&gt;50;10;IF([.N41]&lt;5;1;[.N41]*0.20000000000000001))" office:value-type="float" office:value="10">
            <text:p>10.0</text:p>
          </table:table-cell>
          <table:table-cell table:style-name="ACE-3" table:formula="of:=IF(ABS([.N41])&gt;50;10;IF([.N41]&lt;5;1;[.N41]*0.20000000000000001))" office:value-type="float" office:value="10">
            <text:p>10.0</text:p>
          </table:table-cell>
          <table:table-cell table:style-name="ACE-0" office:value-type="string">
            <text:p>Fredskild1983,WeidickEtal2012</text:p>
          </table:table-cell>
          <table:table-cell table:style-name="ACE-0" office:value-type="string">
            <text:p>elevation measured with hand-level, assuming minimal error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430">
            <text:p>7430</text:p>
          </table:table-cell>
          <table:table-cell table:style-name="ACE-0"/>
          <table:table-cell table:style-name="ACE-0" table:formula="of:=-8033*LN((EXP([.U41]/-8033))*0.97499999999999998^2/(1+[.S41]/1000)^2)" office:value-type="float" office:value="7512.1792073123333">
            <text:p>7512.179207312333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1]+1" office:value-type="float" office:value="41">
            <text:p>4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7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2])" office:value-type="float" office:value="961">
            <text:p>96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ttle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2])&gt;50;10;IF([.N42]&lt;5;1;[.N42]*0.20000000000000001))" office:value-type="float" office:value="1">
            <text:p>1.0</text:p>
          </table:table-cell>
          <table:table-cell table:style-name="ACE-3" table:formula="of:=IF(ABS([.N42])&gt;50;10;IF([.N42]&lt;5;1;[.N42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21.300000000000001">
            <text:p>−21.3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900">
            <text:p>900</text:p>
          </table:table-cell>
          <table:table-cell table:style-name="ACE-0"/>
          <table:table-cell table:style-name="ACE-0" table:formula="of:=-8033*LN((EXP([.U42]/-8033))*0.97499999999999998^2/(1+[.S42]/1000)^2)" office:value-type="float" office:value="960.8530184454662">
            <text:p>960.853018445466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2]+1" office:value-type="float" office:value="42">
            <text:p>4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8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3])" office:value-type="float" office:value="995">
            <text:p>99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ribou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3])&gt;50;10;IF([.N43]&lt;5;1;[.N43]*0.20000000000000001))" office:value-type="float" office:value="1">
            <text:p>1.0</text:p>
          </table:table-cell>
          <table:table-cell table:style-name="ACE-3" table:formula="of:=IF(ABS([.N43])&gt;50;10;IF([.N43]&lt;5;1;[.N43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7.399999999999999">
            <text:p>−17.4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70">
            <text:p>870</text:p>
          </table:table-cell>
          <table:table-cell table:style-name="ACE-0"/>
          <table:table-cell table:style-name="ACE-0" table:formula="of:=-8033*LN((EXP([.U43]/-8033))*0.97499999999999998^2/(1+[.S43]/1000)^2)" office:value-type="float" office:value="994.74684660383423">
            <text:p>994.746846603834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3]+1" office:value-type="float" office:value="43">
            <text:p>43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9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4])" office:value-type="float" office:value="1111">
            <text:p>1111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ea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4])&gt;50;10;IF([.N44]&lt;5;1;[.N44]*0.20000000000000001))" office:value-type="float" office:value="1">
            <text:p>1.0</text:p>
          </table:table-cell>
          <table:table-cell table:style-name="ACE-3" table:formula="of:=IF(ABS([.N44])&gt;50;10;IF([.N44]&lt;5;1;[.N44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2.699999999999999">
            <text:p>−12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910">
            <text:p>910</text:p>
          </table:table-cell>
          <table:table-cell table:style-name="ACE-0"/>
          <table:table-cell table:style-name="ACE-0" table:formula="of:=-8033*LN((EXP([.U44]/-8033))*0.97499999999999998^2/(1+[.S44]/1000)^2)" office:value-type="float" office:value="1111.4109851717988">
            <text:p>1111.41098517179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4]+1" office:value-type="float" office:value="44">
            <text:p>44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0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5])" office:value-type="float" office:value="1019">
            <text:p>1019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ttle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5])&gt;50;10;IF([.N45]&lt;5;1;[.N45]*0.20000000000000001))" office:value-type="float" office:value="1">
            <text:p>1.0</text:p>
          </table:table-cell>
          <table:table-cell table:style-name="ACE-3" table:formula="of:=IF(ABS([.N45])&gt;50;10;IF([.N45]&lt;5;1;[.N45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930">
            <text:p>930</text:p>
          </table:table-cell>
          <table:table-cell table:style-name="ACE-0"/>
          <table:table-cell table:style-name="ACE-0" table:formula="of:=-8033*LN((EXP([.U45]/-8033))*0.97499999999999998^2/(1+[.S45]/1000)^2)" office:value-type="float" office:value="1018.7354204210701">
            <text:p>1018.73542042107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5]+1" office:value-type="float" office:value="45">
            <text:p>45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1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6])" office:value-type="float" office:value="923">
            <text:p>92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aribou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6])&gt;50;10;IF([.N46]&lt;5;1;[.N46]*0.20000000000000001))" office:value-type="float" office:value="1">
            <text:p>1.0</text:p>
          </table:table-cell>
          <table:table-cell table:style-name="ACE-3" table:formula="of:=IF(ABS([.N46])&gt;50;10;IF([.N46]&lt;5;1;[.N46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00">
            <text:p>800</text:p>
          </table:table-cell>
          <table:table-cell table:style-name="ACE-0"/>
          <table:table-cell table:style-name="ACE-0" table:formula="of:=-8033*LN((EXP([.U46]/-8033))*0.97499999999999998^2/(1+[.S46]/1000)^2)" office:value-type="float" office:value="923.11171353031489">
            <text:p>923.111713530314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6]+1" office:value-type="float" office:value="46">
            <text:p>46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2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7])" office:value-type="float" office:value="984">
            <text:p>984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alr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7])&gt;50;10;IF([.N47]&lt;5;1;[.N47]*0.20000000000000001))" office:value-type="float" office:value="1">
            <text:p>1.0</text:p>
          </table:table-cell>
          <table:table-cell table:style-name="ACE-3" table:formula="of:=IF(ABS([.N47])&gt;50;10;IF([.N47]&lt;5;1;[.N47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1.9">
            <text:p>−11.9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770">
            <text:p>770</text:p>
          </table:table-cell>
          <table:table-cell table:style-name="ACE-0"/>
          <table:table-cell table:style-name="ACE-0" table:formula="of:=-8033*LN((EXP([.U47]/-8033))*0.97499999999999998^2/(1+[.S47]/1000)^2)" office:value-type="float" office:value="984.42384403852191">
            <text:p>984.423844038521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7]+1" office:value-type="float" office:value="47">
            <text:p>47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3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8])" office:value-type="float" office:value="1030">
            <text:p>10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alr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8])&gt;50;10;IF([.N48]&lt;5;1;[.N48]*0.20000000000000001))" office:value-type="float" office:value="1">
            <text:p>1.0</text:p>
          </table:table-cell>
          <table:table-cell table:style-name="ACE-3" table:formula="of:=IF(ABS([.N48])&gt;50;10;IF([.N48]&lt;5;1;[.N48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2.800000000000001">
            <text:p>−12.8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30">
            <text:p>830</text:p>
          </table:table-cell>
          <table:table-cell table:style-name="ACE-0"/>
          <table:table-cell table:style-name="ACE-0" table:formula="of:=-8033*LN((EXP([.U48]/-8033))*0.97499999999999998^2/(1+[.S48]/1000)^2)" office:value-type="float" office:value="1029.7836364745353">
            <text:p>1029.783636474535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8]+1" office:value-type="float" office:value="48">
            <text:p>48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4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49])" office:value-type="float" office:value="1021">
            <text:p>1021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alrus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49])&gt;50;10;IF([.N49]&lt;5;1;[.N49]*0.20000000000000001))" office:value-type="float" office:value="1">
            <text:p>1.0</text:p>
          </table:table-cell>
          <table:table-cell table:style-name="ACE-3" table:formula="of:=IF(ABS([.N49])&gt;50;10;IF([.N49]&lt;5;1;[.N49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2.699999999999999">
            <text:p>−12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820">
            <text:p>820</text:p>
          </table:table-cell>
          <table:table-cell table:style-name="ACE-0"/>
          <table:table-cell table:style-name="ACE-0" table:formula="of:=-8033*LN((EXP([.U49]/-8033))*0.97499999999999998^2/(1+[.S49]/1000)^2)" office:value-type="float" office:value="1021.4109851717989">
            <text:p>1021.410985171799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49]+1" office:value-type="float" office:value="49">
            <text:p>49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5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50])" office:value-type="float" office:value="840">
            <text:p>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aribou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50])&gt;50;10;IF([.N50]&lt;5;1;[.N50]*0.20000000000000001))" office:value-type="float" office:value="1">
            <text:p>1.0</text:p>
          </table:table-cell>
          <table:table-cell table:style-name="ACE-3" table:formula="of:=IF(ABS([.N50])&gt;50;10;IF([.N50]&lt;5;1;[.N50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8.300000000000001">
            <text:p>−18.3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730">
            <text:p>730</text:p>
          </table:table-cell>
          <table:table-cell table:style-name="ACE-0"/>
          <table:table-cell table:style-name="ACE-0" table:formula="of:=-8033*LN((EXP([.U50]/-8033))*0.97499999999999998^2/(1+[.S50]/1000)^2)" office:value-type="float" office:value="840.0246544622986">
            <text:p>840.024654462298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0]+1" office:value-type="float" office:value="50">
            <text:p>5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606</text:p>
          </table:table-cell>
          <table:table-cell table:style-name="ACE-2" office:value-type="float" office:value="64.244">
            <text:p>64.244</text:p>
          </table:table-cell>
          <table:table-cell table:style-name="ACE-2" office:value-type="float" office:value="-50.189999999999998">
            <text:p>−50.190</text:p>
          </table:table-cell>
          <table:table-cell table:style-name="ACE-0" table:formula="of:=ROUND([.W51])" office:value-type="float" office:value="847">
            <text:p>847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attle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3" table:formula="of:=IF(ABS([.N51])&gt;50;10;IF([.N51]&lt;5;1;[.N51]*0.20000000000000001))" office:value-type="float" office:value="1">
            <text:p>1.0</text:p>
          </table:table-cell>
          <table:table-cell table:style-name="ACE-3" table:formula="of:=IF(ABS([.N51])&gt;50;10;IF([.N51]&lt;5;1;[.N51]*0.20000000000000001))" office:value-type="float" office:value="1">
            <text:p>1.0</text:p>
          </table:table-cell>
          <table:table-cell table:style-name="ACE-0" office:value-type="string">
            <text:p>McGovernEtal1996</text:p>
          </table:table-cell>
          <table:table-cell table:style-name="ACE-0" office:value-type="string">
            <text:p>elevation not stated, but the archaeological site is being eroded by wave action, so likely within a couple of meters of sea level, based on the map</text:p>
          </table:table-cell>
          <table:table-cell table:style-name="ACE-0" office:value-type="float" office:value="-19.699999999999999">
            <text:p>−19.7</text:p>
          </table:table-cell>
          <table:table-cell table:style-name="ACE-0" office:value-type="string">
            <text:p>measured</text:p>
          </table:table-cell>
          <table:table-cell table:style-name="ACE-0" office:value-type="float" office:value="760">
            <text:p>760</text:p>
          </table:table-cell>
          <table:table-cell table:style-name="ACE-0"/>
          <table:table-cell table:style-name="ACE-0" table:formula="of:=-8033*LN((EXP([.U51]/-8033))*0.97499999999999998^2/(1+[.S51]/1000)^2)" office:value-type="float" office:value="847.09661795114107">
            <text:p>847.096617951141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1]+1" office:value-type="float" office:value="51">
            <text:p>5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036</text:p>
          </table:table-cell>
          <table:table-cell table:style-name="ACE-2" table:formula="of:=64+26/60" office:value-type="float" office:value="64.433333333333337">
            <text:p>64.433</text:p>
          </table:table-cell>
          <table:table-cell table:style-name="ACE-2" table:formula="of:=-(50+10/60)" office:value-type="float" office:value="-50.166666666666664">
            <text:p>−50.167</text:p>
          </table:table-cell>
          <table:table-cell table:style-name="ACE-0" table:formula="of:=ROUND([.W52])" office:value-type="float" office:value="7967">
            <text:p>7967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.25">
            <text:p>37.25</text:p>
          </table:table-cell>
          <table:table-cell table:style-name="ACE-4" office:value-type="float" office:value="5">
            <text:p>5.0</text:p>
          </table:table-cell>
          <table:table-cell table:style-name="ACE-4" office:value-type="float" office:value="5">
            <text:p>5.0</text:p>
          </table:table-cell>
          <table:table-cell table:style-name="ACE-0" office:value-type="string">
            <text:p>WeidickEtal2012,Weidick1972,Weidick1968</text:p>
          </table:table-cell>
          <table:table-cell table:style-name="ACE-0" office:value-type="string">
            <text:p>reported uncertainty used for elevation, indicative range taken for a beach ridge from imCalc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560">
            <text:p>7560</text:p>
          </table:table-cell>
          <table:table-cell table:style-name="ACE-0"/>
          <table:table-cell table:style-name="ACE-0" table:formula="of:=-8033*LN((EXP([.U52]/-8033))*0.97499999999999998^2/(1+[.S52]/1000)^2)" office:value-type="float" office:value="7966.7559030756011">
            <text:p>7966.755903075601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2]+1" office:value-type="float" office:value="52">
            <text:p>5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3476</text:p>
          </table:table-cell>
          <table:table-cell table:style-name="ACE-2" table:formula="of:=64+28/60" office:value-type="float" office:value="64.466666666666669">
            <text:p>64.467</text:p>
          </table:table-cell>
          <table:table-cell table:style-name="ACE-2" table:formula="of:=-(50+11/60)" office:value-type="float" office:value="-50.18333333333333">
            <text:p>−50.183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4" office:value-type="float" office:value="10">
            <text:p>10.0</text:p>
          </table:table-cell>
          <table:table-cell table:style-name="ACE-4" office:value-type="float" office:value="10">
            <text:p>10.0</text:p>
          </table:table-cell>
          <table:table-cell table:style-name="ACE-0" office:value-type="string">
            <text:p>WeidickEtal2012</text:p>
          </table:table-cell>
          <table:table-cell table:style-name="ACE-0" office:value-type="string">
            <text:p>The shells were found in a diamiction and are likely not in-situ - so this deserves a large vertical error that I am assigning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53]+1" office:value-type="float" office:value="53">
            <text:p>53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802</text:p>
          </table:table-cell>
          <table:table-cell table:style-name="ACE-2" table:formula="of:=64+26/60" office:value-type="float" office:value="64.433333333333337">
            <text:p>64.433</text:p>
          </table:table-cell>
          <table:table-cell table:style-name="ACE-2" table:formula="of:=-(50+12/60)" office:value-type="float" office:value="-50.200000000000003">
            <text:p>−50.200</text:p>
          </table:table-cell>
          <table:table-cell table:style-name="ACE-0" table:formula="of:=ROUND([.W54])" office:value-type="float" office:value="4422">
            <text:p>442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">
            <text:p>8</text:p>
          </table:table-cell>
          <table:table-cell table:style-name="ACE-3" table:formula="of:=IF(ABS([.N54])&gt;50;10;IF([.N54]&lt;5;1;[.N54]*0.20000000000000001))" office:value-type="float" office:value="1.6000000000000001">
            <text:p>1.6</text:p>
          </table:table-cell>
          <table:table-cell table:style-name="ACE-3" table:formula="of:=IF(ABS([.N54])&gt;50;10;IF([.N54]&lt;5;1;[.N54]*0.20000000000000001))" office:value-type="float" office:value="1.6000000000000001">
            <text:p>1.6</text:p>
          </table:table-cell>
          <table:table-cell table:style-name="ACE-0" office:value-type="string">
            <text:p>WeidickEtal2012,Fredskild1973</text:p>
          </table:table-cell>
          <table:table-cell table:style-name="ACE-0" office:value-type="string">
            <text:p>I do not know how the elevation was determined, using arbitrary uncertainty</text:p>
          </table:table-cell>
          <table:table-cell table:style-name="ACE-0" office:value-type="float" office:value="-20">
            <text:p>−2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4340">
            <text:p>4340</text:p>
          </table:table-cell>
          <table:table-cell table:style-name="ACE-0"/>
          <table:table-cell table:style-name="ACE-0" table:formula="of:=-8033*LN((EXP([.U54]/-8033))*0.97499999999999998^2/(1+[.S54]/1000)^2)" office:value-type="float" office:value="4422.1792073123343">
            <text:p>4422.17920731233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4]+1" office:value-type="float" office:value="54">
            <text:p>54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6</text:p>
          </table:table-cell>
          <table:table-cell table:style-name="ACE-2" table:formula="of:=63+25.699999999999999/60" office:value-type="float" office:value="63.428333333333335">
            <text:p>63.428</text:p>
          </table:table-cell>
          <table:table-cell table:style-name="ACE-2" table:formula="of:=-(51+12.1/60)" office:value-type="float" office:value="-51.201666666666668">
            <text:p>−51.202</text:p>
          </table:table-cell>
          <table:table-cell table:style-name="ACE-0" table:formula="of:=ROUND([.W55])" office:value-type="float" office:value="9437">
            <text:p>9437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3" table:formula="of:=IF(ABS([.N55])&gt;50;10;IF([.N55]&lt;5;1;[.N55]*0.20000000000000001))" office:value-type="float" office:value="1">
            <text:p>1.0</text:p>
          </table:table-cell>
          <table:table-cell table:style-name="ACE-3" table:formula="of:=IF(ABS([.N55])&gt;50;10;IF([.N55]&lt;5;1;[.N55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from "clayey part of marine terrace 5 m above sea level", arbitrary 2 m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9030">
            <text:p>9030</text:p>
          </table:table-cell>
          <table:table-cell table:style-name="ACE-0"/>
          <table:table-cell table:style-name="ACE-0" table:formula="of:=-8033*LN((EXP([.U55]/-8033))*0.97499999999999998^2/(1+[.S55]/1000)^2)" office:value-type="float" office:value="9436.7559030756001">
            <text:p>943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5]+1" office:value-type="float" office:value="55">
            <text:p>55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7</text:p>
          </table:table-cell>
          <table:table-cell table:style-name="ACE-2" table:formula="of:=63+25.800000000000001/60" office:value-type="float" office:value="63.43">
            <text:p>63.430</text:p>
          </table:table-cell>
          <table:table-cell table:style-name="ACE-2" table:formula="of:=-(51+7.7000000000000002/60)" office:value-type="float" office:value="-51.12833333333333">
            <text:p>−51.128</text:p>
          </table:table-cell>
          <table:table-cell table:style-name="ACE-0" table:formula="of:=ROUND([.W56])" office:value-type="float" office:value="9217">
            <text:p>9217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3" table:formula="of:=IF(ABS([.N56])&gt;50;10;IF([.N56]&lt;5;1;[.N56]*0.20000000000000001))" office:value-type="float" office:value="10">
            <text:p>10.0</text:p>
          </table:table-cell>
          <table:table-cell table:style-name="ACE-3" table:formula="of:=IF(ABS([.N56])&gt;50;10;IF([.N56]&lt;5;1;[.N56]*0.20000000000000001))" office:value-type="float" office:value="10">
            <text:p>10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in a cliff 60 m above sea level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810">
            <text:p>8810</text:p>
          </table:table-cell>
          <table:table-cell table:style-name="ACE-0"/>
          <table:table-cell table:style-name="ACE-0" table:formula="of:=-8033*LN((EXP([.U56]/-8033))*0.97499999999999998^2/(1+[.S56]/1000)^2)" office:value-type="float" office:value="9216.7559030756001">
            <text:p>921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6]+1" office:value-type="float" office:value="56">
            <text:p>56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8</text:p>
          </table:table-cell>
          <table:table-cell table:style-name="ACE-2" table:formula="of:=63+25.600000000000001/60" office:value-type="float" office:value="63.426666666666669">
            <text:p>63.427</text:p>
          </table:table-cell>
          <table:table-cell table:style-name="ACE-2" table:formula="of:=-(51+8.5/60)" office:value-type="float" office:value="-51.141666666666666">
            <text:p>−51.142</text:p>
          </table:table-cell>
          <table:table-cell table:style-name="ACE-0" table:formula="of:=ROUND([.W57])" office:value-type="float" office:value="8932">
            <text:p>8932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Balanus balanus, Mya truncata and 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3" table:formula="of:=IF(ABS([.N57])&gt;50;10;IF([.N57]&lt;5;1;[.N57]*0.20000000000000001))" office:value-type="float" office:value="2">
            <text:p>2.0</text:p>
          </table:table-cell>
          <table:table-cell table:style-name="ACE-3" table:formula="of:=IF(ABS([.N57])&gt;50;10;IF([.N57]&lt;5;1;[.N57]*0.20000000000000001))" office:value-type="float" office:value="2">
            <text:p>2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10 m above sea level in a coastal cliff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525">
            <text:p>8525</text:p>
          </table:table-cell>
          <table:table-cell table:style-name="ACE-0"/>
          <table:table-cell table:style-name="ACE-0" table:formula="of:=-8033*LN((EXP([.U57]/-8033))*0.97499999999999998^2/(1+[.S57]/1000)^2)" office:value-type="float" office:value="8931.755903075602">
            <text:p>893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7]+1" office:value-type="float" office:value="57">
            <text:p>57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19</text:p>
          </table:table-cell>
          <table:table-cell table:style-name="ACE-2" table:formula="of:=63+25.800000000000001/60" office:value-type="float" office:value="63.43">
            <text:p>63.430</text:p>
          </table:table-cell>
          <table:table-cell table:style-name="ACE-2" table:formula="of:=-(51+8/60)" office:value-type="float" office:value="-51.133333333333333">
            <text:p>−51.133</text:p>
          </table:table-cell>
          <table:table-cell table:style-name="ACE-0" table:formula="of:=ROUND([.W58])" office:value-type="float" office:value="9312">
            <text:p>931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3" table:formula="of:=IF(ABS([.N58])&gt;50;10;IF([.N58]&lt;5;1;[.N58]*0.20000000000000001))" office:value-type="float" office:value="10">
            <text:p>10.0</text:p>
          </table:table-cell>
          <table:table-cell table:style-name="ACE-3" table:formula="of:=IF(ABS([.N58])&gt;50;10;IF([.N58]&lt;5;1;[.N58]*0.20000000000000001))" office:value-type="float" office:value="10">
            <text:p>10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55 m above sea level in clay layers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905">
            <text:p>8905</text:p>
          </table:table-cell>
          <table:table-cell table:style-name="ACE-0"/>
          <table:table-cell table:style-name="ACE-0" table:formula="of:=-8033*LN((EXP([.U58]/-8033))*0.97499999999999998^2/(1+[.S58]/1000)^2)" office:value-type="float" office:value="9311.755903075602">
            <text:p>931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8]+1" office:value-type="float" office:value="58">
            <text:p>58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20</text:p>
          </table:table-cell>
          <table:table-cell table:style-name="ACE-2" table:formula="of:=63+25.800000000000001/60" office:value-type="float" office:value="63.43">
            <text:p>63.430</text:p>
          </table:table-cell>
          <table:table-cell table:style-name="ACE-2" table:formula="of:=-(51+7.7999999999999998/60)" office:value-type="float" office:value="-51.130000000000003">
            <text:p>−51.130</text:p>
          </table:table-cell>
          <table:table-cell table:style-name="ACE-0" table:formula="of:=ROUND([.W59])" office:value-type="float" office:value="8727">
            <text:p>8727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0">
            <text:p>70</text:p>
          </table:table-cell>
          <table:table-cell table:style-name="ACE-3" table:formula="of:=IF(ABS([.N59])&gt;50;10;IF([.N59]&lt;5;1;[.N59]*0.20000000000000001))" office:value-type="float" office:value="10">
            <text:p>10.0</text:p>
          </table:table-cell>
          <table:table-cell table:style-name="ACE-3" table:formula="of:=IF(ABS([.N59])&gt;50;10;IF([.N59]&lt;5;1;[.N59]*0.20000000000000001))" office:value-type="float" office:value="10">
            <text:p>10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from sandy parts of a 70 m terrace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320">
            <text:p>8320</text:p>
          </table:table-cell>
          <table:table-cell table:style-name="ACE-0"/>
          <table:table-cell table:style-name="ACE-0" table:formula="of:=-8033*LN((EXP([.U59]/-8033))*0.97499999999999998^2/(1+[.S59]/1000)^2)" office:value-type="float" office:value="8726.755903075602">
            <text:p>8726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59]+1" office:value-type="float" office:value="59">
            <text:p>59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21</text:p>
          </table:table-cell>
          <table:table-cell table:style-name="ACE-2" table:formula="of:=63+12.300000000000001/60" office:value-type="float" office:value="63.204999999999998">
            <text:p>63.205</text:p>
          </table:table-cell>
          <table:table-cell table:style-name="ACE-2" table:formula="of:=-(50+20/60)" office:value-type="float" office:value="-50.333333333333336">
            <text:p>−50.333</text:p>
          </table:table-cell>
          <table:table-cell table:style-name="ACE-0" table:formula="of:=ROUND([.W60])" office:value-type="float" office:value="8242">
            <text:p>8242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5">
            <text:p>0.5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used stated uncertaint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7835">
            <text:p>7835</text:p>
          </table:table-cell>
          <table:table-cell table:style-name="ACE-0"/>
          <table:table-cell table:style-name="ACE-0" table:formula="of:=-8033*LN((EXP([.U60]/-8033))*0.97499999999999998^2/(1+[.S60]/1000)^2)" office:value-type="float" office:value="8241.755903075602">
            <text:p>824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0]+1" office:value-type="float" office:value="60">
            <text:p>60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23</text:p>
          </table:table-cell>
          <table:table-cell table:style-name="ACE-2" table:formula="of:=63+20/60" office:value-type="float" office:value="63.333333333333336">
            <text:p>63.333</text:p>
          </table:table-cell>
          <table:table-cell table:style-name="ACE-2" table:formula="of:=-(51+6.5/60)" office:value-type="float" office:value="-51.108333333333334">
            <text:p>−51.108</text:p>
          </table:table-cell>
          <table:table-cell table:style-name="ACE-0" table:formula="of:=ROUND([.W61])" office:value-type="float" office:value="9122">
            <text:p>912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3" table:formula="of:=IF(ABS([.N61])&gt;50;10;IF([.N61]&lt;5;1;[.N61]*0.20000000000000001))" office:value-type="float" office:value="1">
            <text:p>1.0</text:p>
          </table:table-cell>
          <table:table-cell table:style-name="ACE-3" table:formula="of:=IF(ABS([.N61])&gt;50;10;IF([.N61]&lt;5;1;[.N61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sediment from a pond 4 m above sea level, arbitrary uncertainty appli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15">
            <text:p>8715</text:p>
          </table:table-cell>
          <table:table-cell table:style-name="ACE-0"/>
          <table:table-cell table:style-name="ACE-0" table:formula="of:=-8033*LN((EXP([.U61]/-8033))*0.97499999999999998^2/(1+[.S61]/1000)^2)" office:value-type="float" office:value="9121.7559030756038">
            <text:p>9121.755903075604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1]+1" office:value-type="float" office:value="61">
            <text:p>61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65</text:p>
          </table:table-cell>
          <table:table-cell table:style-name="ACE-2" table:formula="of:=64+20/60" office:value-type="float" office:value="64.333333333333329">
            <text:p>64.333</text:p>
          </table:table-cell>
          <table:table-cell table:style-name="ACE-2" table:formula="of:=-(50+24/60)" office:value-type="float" office:value="-50.399999999999999">
            <text:p>−50.400</text:p>
          </table:table-cell>
          <table:table-cell table:style-name="ACE-0" table:formula="of:=ROUND([.W62])" office:value-type="float" office:value="9192">
            <text:p>9192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ya truncata and 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3" table:formula="of:=IF(ABS([.N62])&gt;50;10;IF([.N62]&lt;5;1;[.N62]*0.20000000000000001))" office:value-type="float" office:value="1">
            <text:p>1.0</text:p>
          </table:table-cell>
          <table:table-cell table:style-name="ACE-3" table:formula="of:=IF(ABS([.N62])&gt;50;10;IF([.N62]&lt;5;1;[.N62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a red sandy deposit in a coastal cliff 5 m above sea level, might be a moraine, used arbitrary uncertaint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785">
            <text:p>8785</text:p>
          </table:table-cell>
          <table:table-cell table:style-name="ACE-0"/>
          <table:table-cell table:style-name="ACE-0" table:formula="of:=-8033*LN((EXP([.U62]/-8033))*0.97499999999999998^2/(1+[.S62]/1000)^2)" office:value-type="float" office:value="9191.755903075602">
            <text:p>9191.755903075602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2]+1" office:value-type="float" office:value="62">
            <text:p>62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666</text:p>
          </table:table-cell>
          <table:table-cell table:style-name="ACE-2" table:formula="of:=64+20/60" office:value-type="float" office:value="64.333333333333329">
            <text:p>64.333</text:p>
          </table:table-cell>
          <table:table-cell table:style-name="ACE-2" table:formula="of:=-(50+24/60)" office:value-type="float" office:value="-50.399999999999999">
            <text:p>−50.400</text:p>
          </table:table-cell>
          <table:table-cell table:style-name="ACE-0" table:formula="of:=ROUND([.W63])" office:value-type="float" office:value="9217">
            <text:p>9217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lamys islandica, Hiatella arctica and Balanus balan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3" table:formula="of:=IF(ABS([.N63])&gt;50;10;IF([.N63]&lt;5;1;[.N63]*0.20000000000000001))" office:value-type="float" office:value="1">
            <text:p>1.0</text:p>
          </table:table-cell>
          <table:table-cell table:style-name="ACE-3" table:formula="of:=IF(ABS([.N63])&gt;50;10;IF([.N63]&lt;5;1;[.N63]*0.20000000000000001))" office:value-type="float" office:value="1">
            <text:p>1.0</text:p>
          </table:table-cell>
          <table:table-cell table:style-name="ACE-0" office:value-type="string">
            <text:p>Weidick1975</text:p>
          </table:table-cell>
          <table:table-cell table:style-name="ACE-0" office:value-type="string">
            <text:p>described as being from a coastal cliff at 4 m above sea level, arbitrary uncertainty assign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assumed</text:p>
          </table:table-cell>
          <table:table-cell table:style-name="ACE-0" office:value-type="float" office:value="8810">
            <text:p>8810</text:p>
          </table:table-cell>
          <table:table-cell table:style-name="ACE-0"/>
          <table:table-cell table:style-name="ACE-0" table:formula="of:=-8033*LN((EXP([.U63]/-8033))*0.97499999999999998^2/(1+[.S63]/1000)^2)" office:value-type="float" office:value="9216.7559030756001">
            <text:p>9216.7559030756</text:p>
          </table:table-cell>
          <table:table-cell table:number-columns-repeated="233" table:style-name="ACE-0"/>
        </table:table-row>
        <table:table-row table:style-name="AROW-1">
          <table:table-cell table:style-name="ACE-0" table:formula="of:=[.A63]+1" office:value-type="float" office:value="63">
            <text:p>63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2</text:p>
          </table:table-cell>
          <table:table-cell table:style-name="ACE-2" office:value-type="float" office:value="63.43">
            <text:p>63.430</text:p>
          </table:table-cell>
          <table:table-cell table:style-name="ACE-2" office:value-type="float" office:value="-51.119999999999997">
            <text:p>−51.120</text:p>
          </table:table-cell>
          <table:table-cell table:style-name="ACE-0" office:value-type="float" office:value="9325">
            <text:p>93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0">
            <text:p>40</text:p>
          </table:table-cell>
          <table:table-cell table:style-name="ACE-3" table:formula="of:=IF(ABS([.N64])&gt;50;10;IF([.N64]&lt;5;1;[.N64]*0.20000000000000001))" office:value-type="float" office:value="8">
            <text:p>8.0</text:p>
          </table:table-cell>
          <table:table-cell table:style-name="ACE-3" table:formula="of:=IF(ABS([.N64])&gt;50;10;IF([.N64]&lt;5;1;[.N64]*0.20000000000000001))" office:value-type="float" office:value="8">
            <text:p>8.0</text:p>
          </table:table-cell>
          <table:table-cell table:style-name="ACE-0" office:value-type="string">
            <text:p>LarsenEtal2014</text:p>
          </table:table-cell>
          <table:table-cell table:style-name="ACE-0" office:value-type="string">
            <text:p>it is not stated how the elevation was determined, so I am using the arbitrary uncertainty</text:p>
          </table:table-cell>
          <table:table-cell table:number-columns-repeated="238" table:style-name="ACE-0"/>
        </table:table-row>
        <table:table-row table:style-name="AROW-1">
          <table:table-cell table:style-name="ACE-0" table:formula="of:=[.A64]+1" office:value-type="float" office:value="64">
            <text:p>64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1</text:p>
          </table:table-cell>
          <table:table-cell table:style-name="ACE-2" office:value-type="float" office:value="63.43">
            <text:p>63.430</text:p>
          </table:table-cell>
          <table:table-cell table:style-name="ACE-2" office:value-type="float" office:value="-51.200000000000003">
            <text:p>−51.200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3" table:formula="of:=IF(ABS([.N65])&gt;50;10;IF([.N65]&lt;5;1;[.N65]*0.20000000000000001))" office:value-type="float" office:value="1.2000000000000002">
            <text:p>1.2</text:p>
          </table:table-cell>
          <table:table-cell table:style-name="ACE-3" table:formula="of:=IF(ABS([.N65])&gt;50;10;IF([.N65]&lt;5;1;[.N65]*0.20000000000000001))" office:value-type="float" office:value="1.2000000000000002">
            <text:p>1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5]+1" office:value-type="float" office:value="65">
            <text:p>65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4</text:p>
          </table:table-cell>
          <table:table-cell table:style-name="ACE-2" office:value-type="float" office:value="63.509999999999998">
            <text:p>63.510</text:p>
          </table:table-cell>
          <table:table-cell table:style-name="ACE-2" office:value-type="float" office:value="-51.310000000000002">
            <text:p>−51.310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3" table:formula="of:=IF(ABS([.N66])&gt;50;10;IF([.N66]&lt;5;1;[.N66]*0.20000000000000001))" office:value-type="float" office:value="2.4000000000000004">
            <text:p>2.4</text:p>
          </table:table-cell>
          <table:table-cell table:style-name="ACE-3" table:formula="of:=IF(ABS([.N66])&gt;50;10;IF([.N66]&lt;5;1;[.N66]*0.20000000000000001))" office:value-type="float" office:value="2.4000000000000004">
            <text:p>2.4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6]+1" office:value-type="float" office:value="66">
            <text:p>66</text:p>
          </table:table-cell>
          <table:table-cell table:style-name="ACE-0" office:value-type="string">
            <text:p>Qeqertarsuatsia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8623</text:p>
          </table:table-cell>
          <table:table-cell table:style-name="ACE-2" office:value-type="float" office:value="63.509999999999998">
            <text:p>63.510</text:p>
          </table:table-cell>
          <table:table-cell table:style-name="ACE-2" office:value-type="float" office:value="-51.310000000000002">
            <text:p>−51.310</text:p>
          </table:table-cell>
          <table:table-cell table:style-name="ACE-0" office:value-type="float" office:value="9325">
            <text:p>932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3" table:formula="of:=IF(ABS([.N67])&gt;50;10;IF([.N67]&lt;5;1;[.N67]*0.20000000000000001))" office:value-type="float" office:value="1">
            <text:p>1.0</text:p>
          </table:table-cell>
          <table:table-cell table:style-name="ACE-3" table:formula="of:=IF(ABS([.N67])&gt;50;10;IF([.N67]&lt;5;1;[.N67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7]+1" office:value-type="float" office:value="67">
            <text:p>67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7023</text:p>
          </table:table-cell>
          <table:table-cell table:style-name="ACE-2" office:value-type="float" office:value="64.299999999999997">
            <text:p>64.300</text:p>
          </table:table-cell>
          <table:table-cell table:style-name="ACE-2" office:value-type="float" office:value="-50.18">
            <text:p>−50.180</text:p>
          </table:table-cell>
          <table:table-cell table:style-name="ACE-0" office:value-type="float" office:value="8797">
            <text:p>8797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Humic aci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96">
            <text:p>196</text:p>
          </table:table-cell>
          <table:table-cell table:style-name="ACE-3" table:formula="of:=IF(ABS([.N68])&gt;50;10;IF([.N68]&lt;5;1;[.N68]*0.20000000000000001))" office:value-type="float" office:value="10">
            <text:p>10.0</text:p>
          </table:table-cell>
          <table:table-cell table:style-name="ACE-3" table:formula="of:=IF(ABS([.N68])&gt;50;10;IF([.N68]&lt;5;1;[.N68]*0.20000000000000001))" office:value-type="float" office:value="10">
            <text:p>10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8]+1" office:value-type="float" office:value="68">
            <text:p>68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7089</text:p>
          </table:table-cell>
          <table:table-cell table:style-name="ACE-2" office:value-type="float" office:value="64.400000000000006">
            <text:p>64.40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9326">
            <text:p>9326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3" table:formula="of:=IF(ABS([.N69])&gt;50;10;IF([.N69]&lt;5;1;[.N69]*0.20000000000000001))" office:value-type="float" office:value="10">
            <text:p>10.0</text:p>
          </table:table-cell>
          <table:table-cell table:style-name="ACE-3" table:formula="of:=IF(ABS([.N69])&gt;50;10;IF([.N69]&lt;5;1;[.N69]*0.20000000000000001))" office:value-type="float" office:value="10">
            <text:p>10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69]+1" office:value-type="float" office:value="69">
            <text:p>69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5</text:p>
          </table:table-cell>
          <table:table-cell table:style-name="ACE-2" office:value-type="float" office:value="64.420000000000002">
            <text:p>64.42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8016">
            <text:p>801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1">
            <text:p>41</text:p>
          </table:table-cell>
          <table:table-cell table:style-name="ACE-3" table:formula="of:=IF(ABS([.N70])&gt;50;10;IF([.N70]&lt;5;1;[.N70]*0.20000000000000001))" office:value-type="float" office:value="8.2000000000000011">
            <text:p>8.2</text:p>
          </table:table-cell>
          <table:table-cell table:style-name="ACE-3" table:formula="of:=IF(ABS([.N70])&gt;50;10;IF([.N70]&lt;5;1;[.N70]*0.20000000000000001))" office:value-type="float" office:value="8.2000000000000011">
            <text:p>8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0]+1" office:value-type="float" office:value="70">
            <text:p>70</text:p>
          </table:table-cell>
          <table:table-cell table:style-name="ACE-0" office:value-type="string">
            <text:p>Kapisill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6</text:p>
          </table:table-cell>
          <table:table-cell table:style-name="ACE-2" office:value-type="float" office:value="64.430000000000007">
            <text:p>64.430</text:p>
          </table:table-cell>
          <table:table-cell table:style-name="ACE-2" office:value-type="float" office:value="-50.200000000000003">
            <text:p>−50.200</text:p>
          </table:table-cell>
          <table:table-cell table:style-name="ACE-0" office:value-type="float" office:value="7662">
            <text:p>7662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6">
            <text:p>46</text:p>
          </table:table-cell>
          <table:table-cell table:style-name="ACE-3" table:formula="of:=IF(ABS([.N71])&gt;50;10;IF([.N71]&lt;5;1;[.N71]*0.20000000000000001))" office:value-type="float" office:value="9.2000000000000011">
            <text:p>9.2</text:p>
          </table:table-cell>
          <table:table-cell table:style-name="ACE-3" table:formula="of:=IF(ABS([.N71])&gt;50;10;IF([.N71]&lt;5;1;[.N71]*0.20000000000000001))" office:value-type="float" office:value="9.2000000000000011">
            <text:p>9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1]+1" office:value-type="float" office:value="71">
            <text:p>71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2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8794">
            <text:p>879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">
            <text:p>11</text:p>
          </table:table-cell>
          <table:table-cell table:style-name="ACE-3" table:formula="of:=IF(ABS([.N72])&gt;50;10;IF([.N72]&lt;5;1;[.N72]*0.20000000000000001))" office:value-type="float" office:value="2.2000000000000002">
            <text:p>2.2</text:p>
          </table:table-cell>
          <table:table-cell table:style-name="ACE-3" table:formula="of:=IF(ABS([.N72])&gt;50;10;IF([.N72]&lt;5;1;[.N72]*0.20000000000000001))" office:value-type="float" office:value="2.2000000000000002">
            <text:p>2.2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2]+1" office:value-type="float" office:value="72">
            <text:p>72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1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496">
            <text:p>649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3" table:formula="of:=IF(ABS([.N73])&gt;50;10;IF([.N73]&lt;5;1;[.N73]*0.20000000000000001))" office:value-type="float" office:value="1">
            <text:p>1.0</text:p>
          </table:table-cell>
          <table:table-cell table:style-name="ACE-3" table:formula="of:=IF(ABS([.N73])&gt;50;10;IF([.N73]&lt;5;1;[.N73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3]+1" office:value-type="float" office:value="73">
            <text:p>73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3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563">
            <text:p>6563</text:p>
          </table:table-cell>
          <table:table-cell table:style-name="ACE-0" office:value-type="float" office:value="39">
            <text:p>39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3" table:formula="of:=IF(ABS([.N74])&gt;50;10;IF([.N74]&lt;5;1;[.N74]*0.20000000000000001))" office:value-type="float" office:value="1">
            <text:p>1.0</text:p>
          </table:table-cell>
          <table:table-cell table:style-name="ACE-3" table:formula="of:=IF(ABS([.N74])&gt;50;10;IF([.N74]&lt;5;1;[.N74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4]+1" office:value-type="float" office:value="74">
            <text:p>74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6277</text:p>
          </table:table-cell>
          <table:table-cell table:style-name="ACE-2" office:value-type="float" office:value="64.75">
            <text:p>64.750</text:p>
          </table:table-cell>
          <table:table-cell table:style-name="ACE-2" office:value-type="float" office:value="-51.049999999999997">
            <text:p>−51.050</text:p>
          </table:table-cell>
          <table:table-cell table:style-name="ACE-0" office:value-type="float" office:value="6003">
            <text:p>6003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3" table:formula="of:=IF(ABS([.N75])&gt;50;10;IF([.N75]&lt;5;1;[.N75]*0.20000000000000001))" office:value-type="float" office:value="1">
            <text:p>1.0</text:p>
          </table:table-cell>
          <table:table-cell table:style-name="ACE-3" table:formula="of:=IF(ABS([.N75])&gt;50;10;IF([.N75]&lt;5;1;[.N75]*0.20000000000000001))" office:value-type="float" office:value="1">
            <text:p>1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5]+1" office:value-type="float" office:value="75">
            <text:p>75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5884</text:p>
          </table:table-cell>
          <table:table-cell table:style-name="ACE-2" office:value-type="float" office:value="64.760000000000005">
            <text:p>64.760</text:p>
          </table:table-cell>
          <table:table-cell table:style-name="ACE-2" office:value-type="float" office:value="-51.030000000000001">
            <text:p>−51.030</text:p>
          </table:table-cell>
          <table:table-cell table:style-name="ACE-0" office:value-type="float" office:value="8217">
            <text:p>821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3" table:formula="of:=IF(ABS([.N76])&gt;50;10;IF([.N76]&lt;5;1;[.N76]*0.20000000000000001))" office:value-type="float" office:value="3.6000000000000001">
            <text:p>3.6</text:p>
          </table:table-cell>
          <table:table-cell table:style-name="ACE-3" table:formula="of:=IF(ABS([.N76])&gt;50;10;IF([.N76]&lt;5;1;[.N76]*0.20000000000000001))" office:value-type="float" office:value="3.6000000000000001">
            <text:p>3.6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style-name="ACE-0" table:formula="of:=[.A76]+1" office:value-type="float" office:value="76">
            <text:p>76</text:p>
          </table:table-cell>
          <table:table-cell table:style-name="ACE-0" office:value-type="string">
            <text:p>Nu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BA-16276</text:p>
          </table:table-cell>
          <table:table-cell table:style-name="ACE-2" office:value-type="float" office:value="64.790000000000006">
            <text:p>64.790</text:p>
          </table:table-cell>
          <table:table-cell table:style-name="ACE-2" office:value-type="float" office:value="-51.009999999999998">
            <text:p>−51.010</text:p>
          </table:table-cell>
          <table:table-cell table:style-name="ACE-0" office:value-type="float" office:value="8525">
            <text:p>8525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Marine 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3" table:formula="of:=IF(ABS([.N77])&gt;50;10;IF([.N77]&lt;5;1;[.N77]*0.20000000000000001))" office:value-type="float" office:value="6">
            <text:p>6.0</text:p>
          </table:table-cell>
          <table:table-cell table:style-name="ACE-3" table:formula="of:=IF(ABS([.N77])&gt;50;10;IF([.N77]&lt;5;1;[.N77]*0.20000000000000001))" office:value-type="float" office:value="6">
            <text:p>6.0</text:p>
          </table:table-cell>
          <table:table-cell table:style-name="ACE-0" office:value-type="string">
            <text:p>LarsenEtal2014</text:p>
          </table:table-cell>
          <table:table-cell table:number-columns-repeated="239" table:style-name="ACE-0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67</text:p>
          </table:table-cell>
          <table:table-cell table:style-name="ACE-2" table:formula="of:=61+9/60" office:value-type="float" office:value="61.149999999999999">
            <text:p>61.150</text:p>
          </table:table-cell>
          <table:table-cell table:style-name="ACE-2" table:formula="of:=-(46+26/60)" office:value-type="float" office:value="-46.43333333333333">
            <text:p>−46.433</text:p>
          </table:table-cell>
          <table:table-cell table:number-columns-repeated="2" table:style-name="Gnumeric-default"/>
          <table:table-cell table:style-name="Gnumeric-default" office:value-type="string">
            <text:p>Balanus balanus, Mya truncata, Hiatella arctic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5">
            <text:p>15</text:p>
          </table:table-cell>
          <table:table-cell table:style-name="ACE-3" office:value-type="float" office:value="5">
            <text:p>5.0</text:p>
          </table:table-cell>
          <table:table-cell table:style-name="ACE-3" office:value-type="float" office:value="5">
            <text:p>5.0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described as <text:s/>being in marine silt terraces 10-20 m above sea level, I took that as the rang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8760">
            <text:p>8760</text:p>
          </table:table-cell>
          <table:table-cell table:style-name="Gnumeric-default" office:value-type="float" office:value="120">
            <text:p>120</text:p>
          </table:table-cell>
          <table:table-cell table:number-columns-repeated="234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adiocarbon</text:p>
          </table:table-cell>
          <table:table-cell table:style-name="Gnumeric-default" office:value-type="string">
            <text:p>I-7664</text:p>
          </table:table-cell>
          <table:table-cell table:style-name="ACE-2" table:formula="of:=60+55.5/60" office:value-type="float" office:value="60.924999999999997">
            <text:p>60.925</text:p>
          </table:table-cell>
          <table:table-cell table:style-name="ACE-2" table:formula="of:=-(46+3/60)" office:value-type="float" office:value="-46.049999999999997">
            <text:p>−46.050</text:p>
          </table:table-cell>
          <table:table-cell table:style-name="Gnumeric-default" office:value-type="float" office:value="9410">
            <text:p>9410</text:p>
          </table:table-cell>
          <table:table-cell table:style-name="Gnumeric-default" office:value-type="float" office:value="125">
            <text:p>125</text:p>
          </table:table-cell>
          <table:table-cell table:style-name="Gnumeric-default" office:value-type="string">
            <text:p>Larex sp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2">
            <text:p>12</text:p>
          </table:table-cell>
          <table:table-cell table:style-name="ACE-3" table:formula="of:=IF(ABS([.N79])&gt;50;10;IF([.N79]&lt;5;1;[.N79]*0.20000000000000001))" office:value-type="float" office:value="2.4000000000000004">
            <text:p>2.4</text:p>
          </table:table-cell>
          <table:table-cell table:style-name="ACE-3" table:formula="of:=IF(ABS([.N79])&gt;50;10;IF([.N79]&lt;5;1;[.N79]*0.20000000000000001))" office:value-type="float" office:value="2.4000000000000004">
            <text:p>2.4</text:p>
          </table:table-cell>
          <table:table-cell table:style-name="Gnumeric-default" office:value-type="string">
            <text:p>Weidick1975</text:p>
          </table:table-cell>
          <table:table-cell table:style-name="Gnumeric-default" office:value-type="string">
            <text:p>descibed as being in sand and gravel 5 m below the surface of beach ridges. Arbitrary uncertainty of applied, assuming that this represents an index point</text:p>
          </table:table-cell>
          <table:table-cell table:number-columns-repeated="238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adiocarbon</text:p>
          </table:table-cell>
          <table:table-cell table:style-name="Gnumeric-default" office:value-type="string">
            <text:p>I-8895</text:p>
          </table:table-cell>
          <table:table-cell table:style-name="ACE-2" table:formula="of:=77+9/60" office:value-type="float" office:value="77.150000000000006">
            <text:p>77.150</text:p>
          </table:table-cell>
          <table:table-cell table:style-name="ACE-2" table:formula="of:=-(66+53/60)" office:value-type="float" office:value="-66.88333333333334">
            <text:p>−66.883</text:p>
          </table:table-cell>
          <table:table-cell table:number-columns-repeated="2" table:style-name="Gnumeric-default"/>
          <table:table-cell table:style-name="Gnumeric-default" office:value-type="string">
            <text:p>Mya truncata, Hiatella arctic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5.5999999999999996">
            <text:p>5.6</text:p>
          </table:table-cell>
          <table:table-cell table:style-name="ACE-3" table:formula="of:=IF(ABS([.N80])&gt;50;10;IF([.N80]&lt;5;1;[.N80]*0.20000000000000001))" office:value-type="float" office:value="1.1199999999999999">
            <text:p>1.1</text:p>
          </table:table-cell>
          <table:table-cell table:style-name="ACE-3" table:formula="of:=IF(ABS([.N80])&gt;50;10;IF([.N80]&lt;5;1;[.N80]*0.20000000000000001))" office:value-type="float" office:value="1.1199999999999999">
            <text:p>1.1</text:p>
          </table:table-cell>
          <table:table-cell table:style-name="Gnumeric-default" office:value-type="string">
            <text:p>Weidick1976</text:p>
          </table:table-cell>
          <table:table-cell table:style-name="Gnumeric-default" office:value-type="string">
            <text:p>described as being from grey marine silt terrace, arbitrary uncertainty appli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5240">
            <text:p>5240</text:p>
          </table:table-cell>
          <table:table-cell table:style-name="Gnumeric-default" office:value-type="float" office:value="100">
            <text:p>100</text:p>
          </table:table-cell>
          <table:table-cell table:number-columns-repeated="234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adiocarbon</text:p>
          </table:table-cell>
          <table:table-cell table:style-name="Gnumeric-default" office:value-type="string">
            <text:p>I-8896</text:p>
          </table:table-cell>
          <table:table-cell table:style-name="ACE-2" table:formula="of:=77+9/60" office:value-type="float" office:value="77.150000000000006">
            <text:p>77.150</text:p>
          </table:table-cell>
          <table:table-cell table:style-name="ACE-2" table:formula="of:=-(66+53/60)" office:value-type="float" office:value="-66.88333333333334">
            <text:p>−66.883</text:p>
          </table:table-cell>
          <table:table-cell table:number-columns-repeated="2" table:style-name="Gnumeric-default"/>
          <table:table-cell table:style-name="Gnumeric-default" office:value-type="string">
            <text:p>Mya truncata, Hiatella arctic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9.3000000000000007">
            <text:p>9.3</text:p>
          </table:table-cell>
          <table:table-cell table:style-name="ACE-3" table:formula="of:=IF(ABS([.N81])&gt;50;10;IF([.N81]&lt;5;1;[.N81]*0.20000000000000001))" office:value-type="float" office:value="1.8600000000000003">
            <text:p>1.9</text:p>
          </table:table-cell>
          <table:table-cell table:style-name="ACE-3" table:formula="of:=IF(ABS([.N81])&gt;50;10;IF([.N81]&lt;5;1;[.N81]*0.20000000000000001))" office:value-type="float" office:value="1.8600000000000003">
            <text:p>1.9</text:p>
          </table:table-cell>
          <table:table-cell table:style-name="Gnumeric-default" office:value-type="string">
            <text:p>Weidick1976</text:p>
          </table:table-cell>
          <table:table-cell table:style-name="Gnumeric-default" office:value-type="string">
            <text:p>described as being in grey marine silt, arbitrary uncertainty appli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5550">
            <text:p>5550</text:p>
          </table:table-cell>
          <table:table-cell table:style-name="Gnumeric-default" office:value-type="float" office:value="100">
            <text:p>100</text:p>
          </table:table-cell>
          <table:table-cell table:number-columns-repeated="234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adiocarbon</text:p>
          </table:table-cell>
          <table:table-cell table:style-name="Gnumeric-default" office:value-type="string">
            <text:p>I-8897</text:p>
          </table:table-cell>
          <table:table-cell table:style-name="ACE-2" table:formula="of:=77+9/60" office:value-type="float" office:value="77.150000000000006">
            <text:p>77.150</text:p>
          </table:table-cell>
          <table:table-cell table:style-name="ACE-2" table:formula="of:=-(66+53/60)" office:value-type="float" office:value="-66.88333333333334">
            <text:p>−66.883</text:p>
          </table:table-cell>
          <table:table-cell table:number-columns-repeated="2" table:style-name="Gnumeric-default"/>
          <table:table-cell table:style-name="Gnumeric-default" office:value-type="string">
            <text:p>Mya truncata, Hiatella arctic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14.800000000000001">
            <text:p>14.8</text:p>
          </table:table-cell>
          <table:table-cell table:style-name="ACE-3" table:formula="of:=IF(ABS([.N82])&gt;50;10;IF([.N82]&lt;5;1;[.N82]*0.20000000000000001))" office:value-type="float" office:value="2.9600000000000004">
            <text:p>3.0</text:p>
          </table:table-cell>
          <table:table-cell table:style-name="ACE-3" table:formula="of:=IF(ABS([.N82])&gt;50;10;IF([.N82]&lt;5;1;[.N82]*0.20000000000000001))" office:value-type="float" office:value="2.9600000000000004">
            <text:p>3.0</text:p>
          </table:table-cell>
          <table:table-cell table:style-name="Gnumeric-default" office:value-type="string">
            <text:p>Weidick1976</text:p>
          </table:table-cell>
          <table:table-cell table:style-name="Gnumeric-default" office:value-type="string">
            <text:p>described as being in a terrace of grey silt, arbitrary uncertainty appli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5765">
            <text:p>5765</text:p>
          </table:table-cell>
          <table:table-cell table:style-name="Gnumeric-default" office:value-type="float" office:value="100">
            <text:p>100</text:p>
          </table:table-cell>
          <table:table-cell table:number-columns-repeated="234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adiocarbon</text:p>
          </table:table-cell>
          <table:table-cell table:style-name="Gnumeric-default" office:value-type="string">
            <text:p>I-8898</text:p>
          </table:table-cell>
          <table:table-cell table:style-name="ACE-2" table:formula="of:=77+9/60" office:value-type="float" office:value="77.150000000000006">
            <text:p>77.150</text:p>
          </table:table-cell>
          <table:table-cell table:style-name="ACE-2" table:formula="of:=-(66+53/60)" office:value-type="float" office:value="-66.88333333333334">
            <text:p>−66.883</text:p>
          </table:table-cell>
          <table:table-cell table:number-columns-repeated="2" table:style-name="Gnumeric-default"/>
          <table:table-cell table:style-name="Gnumeric-default" office:value-type="string">
            <text:p>Mya truncata, Hiatella arctica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20.5">
            <text:p>20.5</text:p>
          </table:table-cell>
          <table:table-cell table:style-name="ACE-3" table:formula="of:=IF(ABS([.N83])&gt;50;10;IF([.N83]&lt;5;1;[.N83]*0.20000000000000001))" office:value-type="float" office:value="4.1000000000000005">
            <text:p>4.1</text:p>
          </table:table-cell>
          <table:table-cell table:style-name="ACE-3" table:formula="of:=IF(ABS([.N83])&gt;50;10;IF([.N83]&lt;5;1;[.N83]*0.20000000000000001))" office:value-type="float" office:value="4.1000000000000005">
            <text:p>4.1</text:p>
          </table:table-cell>
          <table:table-cell table:style-name="Gnumeric-default" office:value-type="string">
            <text:p>Weidick1976</text:p>
          </table:table-cell>
          <table:table-cell table:style-name="Gnumeric-default" office:value-type="string">
            <text:p>described as being from a terrace in grey silt, abritrary uncertainty applie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assumed</text:p>
          </table:table-cell>
          <table:table-cell table:style-name="Gnumeric-default" office:value-type="float" office:value="7065">
            <text:p>7065</text:p>
          </table:table-cell>
          <table:table-cell table:style-name="Gnumeric-default" office:value-type="float" office:value="110">
            <text:p>110</text:p>
          </table:table-cell>
          <table:table-cell table:number-columns-repeated="234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adiocarbon</text:p>
          </table:table-cell>
          <table:table-cell table:style-name="Gnumeric-default" office:value-type="string">
            <text:p>Hel-359</text:p>
          </table:table-cell>
          <table:table-cell table:style-name="ACE-2" table:formula="of:=68+39/60" office:value-type="float" office:value="68.650000000000006">
            <text:p>68.650</text:p>
          </table:table-cell>
          <table:table-cell table:style-name="ACE-2" table:formula="of:=-(52+2/60)" office:value-type="float" office:value="-52.033333333333331">
            <text:p>−52.033</text:p>
          </table:table-cell>
          <table:table-cell table:number-columns-repeated="2" table:style-name="Gnumeric-default"/>
          <table:table-cell table:style-name="Gnumeric-default" office:value-type="string">
            <text:p>Balanus sp.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.7999999999999998">
            <text:p>7.8</text:p>
          </table:table-cell>
          <table:table-cell table:number-columns-repeated="2" table:style-name="ACE-3"/>
          <table:table-cell table:style-name="Gnumeric-default" office:value-type="string">
            <text:p>Weidick1976,Jungner1979</text:p>
          </table:table-cell>
          <table:table-cell table:style-name="Gnumeric-default" office:value-type="string">
            <text:p>Described as being in a beach ridge, at a depth of 0-50 cm. Elevation is the half point. Used imCalc to calculate index point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string">
            <text:p>measured</text:p>
          </table:table-cell>
          <table:table-cell table:style-name="Gnumeric-default" office:value-type="float" office:value="4070">
            <text:p>4070</text:p>
          </table:table-cell>
          <table:table-cell table:style-name="Gnumeric-default" office:value-type="float" office:value="130">
            <text:p>130</text:p>
          </table:table-cell>
          <table:table-cell table:number-columns-repeated="234" table:style-name="Gnumeric-default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radiocarbon</text:p>
          </table:table-cell>
          <table:table-cell table:style-name="Gnumeric-default" office:value-type="string">
            <text:p>Hel-360</text:p>
          </table:table-cell>
          <table:table-cell table:style-name="ACE-2" table:formula="of:=68+34/60" office:value-type="float" office:value="68.566666666666663">
            <text:p>68.567</text:p>
          </table:table-cell>
          <table:table-cell table:style-name="ACE-2" table:formula="of:=-(52+58/60)" office:value-type="float" office:value="-52.966666666666669">
            <text:p>−52.967</text:p>
          </table:table-cell>
          <table:table-cell table:number-columns-repeated="2" table:style-name="Gnumeric-default"/>
          <table:table-cell table:style-name="Gnumeric-default" office:value-type="string">
            <text:p>Balanus sp.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0">
            <text:p>50</text:p>
          </table:table-cell>
          <table:table-cell table:number-columns-repeated="2" table:style-name="Gnumeric-default"/>
          <table:table-cell table:number-columns-repeated="2" table:style-name="ACE-3"/>
          <table:table-cell table:number-columns-repeated="240" table:style-name="Gnumeric-default"/>
        </table:table-row>
        <table:table-row table:style-name="AROW-0" table:number-rows-repeated="6545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2" gnm:cursor-row="84">
          <gnm:selection gnm:start-col="12" gnm:start-row="84" gnm:end-col="12" gnm:end-row="84"/>
        </gnm:selections>
      </table:table>
      <table:table table:name="Larsen_2014" table:style-name="ta-1" table:print="true">
        <office:forms form:automatic-focus="false" form:apply-design-mode="false">
          <form:form/>
        </office:forms>
        <table:table-column table:default-cell-style-name="ACE-5" table:style-name="ACOL-9"/>
        <table:table-column table:default-cell-style-name="ACE-5" table:style-name="ACOL-0" table:number-columns-repeated="3"/>
        <table:table-column table:default-cell-style-name="ACE-5" table:style-name="ACOL-10"/>
        <table:table-column table:default-cell-style-name="ACE-5" table:style-name="ACOL-0" table:number-columns-repeated="12"/>
        <table:table-column table:default-cell-style-name="ACE-5" table:style-name="ACOL-0" table:number-columns-repeated="239"/>
        <table:table-row table:style-name="AROW-1">
          <table:table-cell table:style-name="ACE-5" office:value-type="string">
            <text:p>Location</text:p>
          </table:table-cell>
          <table:table-cell table:style-name="ACE-5" office:value-type="string">
            <text:p>N lat.</text:p>
          </table:table-cell>
          <table:table-cell table:style-name="ACE-5" office:value-type="string">
            <text:p>W long.</text:p>
          </table:table-cell>
          <table:table-cell table:style-name="ACE-5" office:value-type="string">
            <text:p>Elevation (m a.s.l.)</text:p>
          </table:table-cell>
          <table:table-cell table:style-name="ACE-5" office:value-type="string">
            <text:p>Material</text:p>
          </table:table-cell>
          <table:table-cell table:style-name="ACE-5" office:value-type="string">
            <text:p>Coventional age (yr BP)</text:p>
          </table:table-cell>
          <table:table-cell table:style-name="ACE-5" office:value-type="string">
            <text:p>s.d. (yr)</text:p>
          </table:table-cell>
          <table:table-cell table:style-name="ACE-5" office:value-type="string">
            <text:p>2σ calibrated range, yr BP</text:p>
          </table:table-cell>
          <table:table-cell table:style-name="ACE-5"/>
          <table:table-cell table:style-name="ACE-5" office:value-type="string">
            <text:p>Mean of range, yr BP</text:p>
          </table:table-cell>
          <table:table-cell table:style-name="ACE-5" office:value-type="string">
            <text:p>Lab no.</text:p>
          </table:table-cell>
          <table:table-cell table:style-name="ACE-5" office:value-type="string">
            <text:p>Reference</text:p>
          </table:table-cell>
          <table:table-cell table:number-columns-repeated="244" table:style-name="ACE-5"/>
        </table:table-row>
        <table:table-row table:style-name="AROW-1">
          <table:table-cell table:number-columns-repeated="7" table:style-name="ACE-5"/>
          <table:table-cell table:style-name="ACE-5" office:value-type="string">
            <text:p>From</text:p>
          </table:table-cell>
          <table:table-cell table:style-name="ACE-5" office:value-type="string">
            <text:p>To</text:p>
          </table:table-cell>
          <table:table-cell table:number-columns-repeated="247" table:style-name="ACE-5"/>
        </table:table-row>
        <table:table-row table:style-name="AROW-1">
          <table:table-cell table:style-name="ACE-5" office:value-type="string">
            <text:p>Gyttjesø</text:p>
          </table:table-cell>
          <table:table-cell table:style-name="ACE-5" office:value-type="float" office:value="64.390000000000001">
            <text:p>64.39</text:p>
          </table:table-cell>
          <table:table-cell table:style-name="ACE-5" office:value-type="float" office:value="50.359999999999999">
            <text:p>50.36</text:p>
          </table:table-cell>
          <table:table-cell table:style-name="ACE-5" office:value-type="float" office:value="57">
            <text:p>57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7430">
            <text:p>7430</text:p>
          </table:table-cell>
          <table:table-cell table:style-name="ACE-5" office:value-type="float" office:value="100">
            <text:p>100</text:p>
          </table:table-cell>
          <table:table-cell table:style-name="ACE-5" office:value-type="float" office:value="8031">
            <text:p>8031</text:p>
          </table:table-cell>
          <table:table-cell table:style-name="ACE-5" office:value-type="float" office:value="8402">
            <text:p>8402</text:p>
          </table:table-cell>
          <table:table-cell table:style-name="ACE-5" office:value-type="float" office:value="8217">
            <text:p>8217</text:p>
          </table:table-cell>
          <table:table-cell table:style-name="ACE-5" office:value-type="string">
            <text:p>K-2295</text:p>
          </table:table-cell>
          <table:table-cell table:style-name="ACE-5" office:value-type="string">
            <text:p>Fredskild, 1983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Johs Iversen Lake</text:p>
          </table:table-cell>
          <table:table-cell table:style-name="ACE-5" office:value-type="float" office:value="64.400000000000006">
            <text:p>64.4</text:p>
          </table:table-cell>
          <table:table-cell table:style-name="ACE-5" office:value-type="float" office:value="50.200000000000003">
            <text:p>50.2</text:p>
          </table:table-cell>
          <table:table-cell table:style-name="ACE-5" office:value-type="float" office:value="100">
            <text:p>100</text:p>
          </table:table-cell>
          <table:table-cell table:style-name="ACE-5" office:value-type="string">
            <text:p>Gyttja</text:p>
          </table:table-cell>
          <table:table-cell table:style-name="ACE-5" office:value-type="float" office:value="8640">
            <text:p>8640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9432">
            <text:p>9432</text:p>
          </table:table-cell>
          <table:table-cell table:style-name="ACE-5" office:value-type="float" office:value="10153">
            <text:p>10153</text:p>
          </table:table-cell>
          <table:table-cell table:style-name="ACE-5" office:value-type="float" office:value="9793">
            <text:p>9793</text:p>
          </table:table-cell>
          <table:table-cell table:style-name="ACE-5" office:value-type="string">
            <text:p>K-2294</text:p>
          </table:table-cell>
          <table:table-cell table:style-name="ACE-5" office:value-type="string">
            <text:p>Fredskild, 1983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Sardlup Qaqa</text:p>
          </table:table-cell>
          <table:table-cell table:style-name="ACE-5" office:value-type="float" office:value="64.400000000000006">
            <text:p>64.4</text:p>
          </table:table-cell>
          <table:table-cell table:style-name="ACE-5" office:value-type="float" office:value="51.68">
            <text:p>51.68</text:p>
          </table:table-cell>
          <table:table-cell table:style-name="ACE-5" office:value-type="float" office:value="140">
            <text:p>140</text:p>
          </table:table-cell>
          <table:table-cell table:style-name="ACE-5" office:value-type="string">
            <text:p>Gyttja</text:p>
          </table:table-cell>
          <table:table-cell table:style-name="ACE-5" office:value-type="float" office:value="8960">
            <text:p>8960</text:p>
          </table:table-cell>
          <table:table-cell table:style-name="ACE-5" office:value-type="float" office:value="190">
            <text:p>190</text:p>
          </table:table-cell>
          <table:table-cell table:style-name="ACE-5" office:value-type="float" office:value="9549">
            <text:p>9549</text:p>
          </table:table-cell>
          <table:table-cell table:style-name="ACE-5" office:value-type="float" office:value="10503">
            <text:p>10503</text:p>
          </table:table-cell>
          <table:table-cell table:style-name="ACE-5" office:value-type="float" office:value="10026">
            <text:p>10026</text:p>
          </table:table-cell>
          <table:table-cell table:style-name="ACE-5" office:value-type="string">
            <text:p>K-2750</text:p>
          </table:table-cell>
          <table:table-cell table:style-name="ACE-5" office:value-type="string">
            <text:p>Fredskild, 1983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Terte A</text:p>
          </table:table-cell>
          <table:table-cell table:style-name="ACE-5" office:value-type="float" office:value="64.469999999999999">
            <text:p>64.47</text:p>
          </table:table-cell>
          <table:table-cell table:style-name="ACE-5" office:value-type="float" office:value="51.579999999999998">
            <text:p>51.58</text:p>
          </table:table-cell>
          <table:table-cell table:style-name="ACE-5" office:value-type="float" office:value="61">
            <text:p>61</text:p>
          </table:table-cell>
          <table:table-cell table:style-name="ACE-5" office:value-type="string">
            <text:p>Gyttja</text:p>
          </table:table-cell>
          <table:table-cell table:style-name="ACE-5" office:value-type="float" office:value="9000">
            <text:p>9000</text:p>
          </table:table-cell>
          <table:table-cell table:style-name="ACE-5" office:value-type="float" office:value="140">
            <text:p>140</text:p>
          </table:table-cell>
          <table:table-cell table:style-name="ACE-5" office:value-type="float" office:value="9679">
            <text:p>9679</text:p>
          </table:table-cell>
          <table:table-cell table:style-name="ACE-5" office:value-type="float" office:value="10500">
            <text:p>10500</text:p>
          </table:table-cell>
          <table:table-cell table:style-name="ACE-5" office:value-type="float" office:value="10090">
            <text:p>10090</text:p>
          </table:table-cell>
          <table:table-cell table:style-name="ACE-5" office:value-type="string">
            <text:p>K-2292</text:p>
          </table:table-cell>
          <table:table-cell table:style-name="ACE-5" office:value-type="string">
            <text:p>Fredskild, 1983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Karra</text:p>
          </table:table-cell>
          <table:table-cell table:style-name="ACE-5" office:value-type="float" office:value="64.769999999999996">
            <text:p>64.77</text:p>
          </table:table-cell>
          <table:table-cell table:style-name="ACE-5" office:value-type="float" office:value="50.579999999999998">
            <text:p>50.58</text:p>
          </table:table-cell>
          <table:table-cell table:style-name="ACE-5" office:value-type="float" office:value="265">
            <text:p>265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740">
            <text:p>8740</text:p>
          </table:table-cell>
          <table:table-cell table:style-name="ACE-5" office:value-type="float" office:value="185">
            <text:p>185</text:p>
          </table:table-cell>
          <table:table-cell table:style-name="ACE-5" office:value-type="float" office:value="9434">
            <text:p>9434</text:p>
          </table:table-cell>
          <table:table-cell table:style-name="ACE-5" office:value-type="float" office:value="10240">
            <text:p>10240</text:p>
          </table:table-cell>
          <table:table-cell table:style-name="ACE-5" office:value-type="float" office:value="9837">
            <text:p>9837</text:p>
          </table:table-cell>
          <table:table-cell table:style-name="ACE-5" office:value-type="string">
            <text:p>K-2749</text:p>
          </table:table-cell>
          <table:table-cell table:style-name="ACE-5" office:value-type="string">
            <text:p>Fredskild, 1983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Marraq</text:p>
          </table:table-cell>
          <table:table-cell table:style-name="ACE-5" office:value-type="float" office:value="63.43">
            <text:p>63.43</text:p>
          </table:table-cell>
          <table:table-cell table:style-name="ACE-5" office:value-type="float" office:value="51.119999999999997">
            <text:p>51.12</text:p>
          </table:table-cell>
          <table:table-cell table:style-name="ACE-5" office:value-type="float" office:value="40">
            <text:p>40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9325">
            <text:p>9325</text:p>
          </table:table-cell>
          <table:table-cell table:style-name="ACE-5" office:value-type="float" office:value="65">
            <text:p>65</text:p>
          </table:table-cell>
          <table:table-cell table:style-name="ACE-5" office:value-type="float" office:value="9934">
            <text:p>9934</text:p>
          </table:table-cell>
          <table:table-cell table:style-name="ACE-5" office:value-type="float" office:value="10330">
            <text:p>10330</text:p>
          </table:table-cell>
          <table:table-cell table:style-name="ACE-5" office:value-type="float" office:value="10132">
            <text:p>10132</text:p>
          </table:table-cell>
          <table:table-cell table:style-name="ACE-5" office:value-type="string">
            <text:p>LuS8622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Marraq</text:p>
          </table:table-cell>
          <table:table-cell table:style-name="ACE-5" office:value-type="float" office:value="63.43">
            <text:p>63.43</text:p>
          </table:table-cell>
          <table:table-cell table:style-name="ACE-5" office:value-type="float" office:value="51.200000000000003">
            <text:p>51.2</text:p>
          </table:table-cell>
          <table:table-cell table:style-name="ACE-5" office:value-type="float" office:value="6">
            <text:p>6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9620">
            <text:p>9620</text:p>
          </table:table-cell>
          <table:table-cell table:style-name="ACE-5" office:value-type="float" office:value="60">
            <text:p>60</text:p>
          </table:table-cell>
          <table:table-cell table:style-name="ACE-5" office:value-type="float" office:value="10313">
            <text:p>10313</text:p>
          </table:table-cell>
          <table:table-cell table:style-name="ACE-5" office:value-type="float" office:value="10592">
            <text:p>10592</text:p>
          </table:table-cell>
          <table:table-cell table:style-name="ACE-5" office:value-type="float" office:value="10453">
            <text:p>10453</text:p>
          </table:table-cell>
          <table:table-cell table:style-name="ACE-5" office:value-type="string">
            <text:p>LuS8621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Sanerata tima</text:p>
          </table:table-cell>
          <table:table-cell table:style-name="ACE-5" office:value-type="float" office:value="63.509999999999998">
            <text:p>63.51</text:p>
          </table:table-cell>
          <table:table-cell table:style-name="ACE-5" office:value-type="float" office:value="51.310000000000002">
            <text:p>51.31</text:p>
          </table:table-cell>
          <table:table-cell table:style-name="ACE-5" office:value-type="float" office:value="12">
            <text:p>12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9240">
            <text:p>9240</text:p>
          </table:table-cell>
          <table:table-cell table:style-name="ACE-5" office:value-type="float" office:value="65">
            <text:p>65</text:p>
          </table:table-cell>
          <table:table-cell table:style-name="ACE-5" office:value-type="float" office:value="9851">
            <text:p>9851</text:p>
          </table:table-cell>
          <table:table-cell table:style-name="ACE-5" office:value-type="float" office:value="10218">
            <text:p>10218</text:p>
          </table:table-cell>
          <table:table-cell table:style-name="ACE-5" office:value-type="float" office:value="10035">
            <text:p>10035</text:p>
          </table:table-cell>
          <table:table-cell table:style-name="ACE-5" office:value-type="string">
            <text:p>LuS8624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Sanerata tima</text:p>
          </table:table-cell>
          <table:table-cell table:style-name="ACE-5" office:value-type="float" office:value="63.509999999999998">
            <text:p>63.51</text:p>
          </table:table-cell>
          <table:table-cell table:style-name="ACE-5" office:value-type="float" office:value="51.310000000000002">
            <text:p>51.31</text:p>
          </table:table-cell>
          <table:table-cell table:style-name="ACE-5" office:value-type="float" office:value="0">
            <text:p>0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9325">
            <text:p>9325</text:p>
          </table:table-cell>
          <table:table-cell table:style-name="ACE-5" office:value-type="float" office:value="70">
            <text:p>70</text:p>
          </table:table-cell>
          <table:table-cell table:style-name="ACE-5" office:value-type="float" office:value="9924">
            <text:p>9924</text:p>
          </table:table-cell>
          <table:table-cell table:style-name="ACE-5" office:value-type="float" office:value="10343">
            <text:p>10343</text:p>
          </table:table-cell>
          <table:table-cell table:style-name="ACE-5" office:value-type="float" office:value="10134">
            <text:p>10134</text:p>
          </table:table-cell>
          <table:table-cell table:style-name="ACE-5" office:value-type="string">
            <text:p>LuS8623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Kan01_248-249 cm</text:p>
          </table:table-cell>
          <table:table-cell table:style-name="ACE-5" office:value-type="float" office:value="64.010000000000005">
            <text:p>64.01</text:p>
          </table:table-cell>
          <table:table-cell table:style-name="ACE-5" office:value-type="float" office:value="49.609999999999999">
            <text:p>49.61</text:p>
          </table:table-cell>
          <table:table-cell table:style-name="ACE-5" office:value-type="float" office:value="590">
            <text:p>590</text:p>
          </table:table-cell>
          <table:table-cell table:style-name="ACE-5" office:value-type="string">
            <text:p>Macro fossil</text:p>
          </table:table-cell>
          <table:table-cell table:style-name="ACE-5" office:value-type="float" office:value="7903">
            <text:p>7903</text:p>
          </table:table-cell>
          <table:table-cell table:style-name="ACE-5" office:value-type="float" office:value="38">
            <text:p>38</text:p>
          </table:table-cell>
          <table:table-cell table:style-name="ACE-5" office:value-type="float" office:value="8596">
            <text:p>8596</text:p>
          </table:table-cell>
          <table:table-cell table:style-name="ACE-5" office:value-type="float" office:value="8976">
            <text:p>8976</text:p>
          </table:table-cell>
          <table:table-cell table:style-name="ACE-5" office:value-type="float" office:value="8786">
            <text:p>8786</text:p>
          </table:table-cell>
          <table:table-cell table:style-name="ACE-5" office:value-type="string">
            <text:p>UBA-17738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Kap01_231-232 cm</text:p>
          </table:table-cell>
          <table:table-cell table:style-name="ACE-5" office:value-type="float" office:value="64.299999999999997">
            <text:p>64.3</text:p>
          </table:table-cell>
          <table:table-cell table:style-name="ACE-5" office:value-type="float" office:value="50.18">
            <text:p>50.18</text:p>
          </table:table-cell>
          <table:table-cell table:style-name="ACE-5" office:value-type="float" office:value="196">
            <text:p>196</text:p>
          </table:table-cell>
          <table:table-cell table:style-name="ACE-5" office:value-type="string">
            <text:p>Humic acid</text:p>
          </table:table-cell>
          <table:table-cell table:style-name="ACE-5" office:value-type="float" office:value="8797">
            <text:p>8797</text:p>
          </table:table-cell>
          <table:table-cell table:style-name="ACE-5" office:value-type="float" office:value="48">
            <text:p>48</text:p>
          </table:table-cell>
          <table:table-cell table:style-name="ACE-5" office:value-type="float" office:value="9372">
            <text:p>9372</text:p>
          </table:table-cell>
          <table:table-cell table:style-name="ACE-5" office:value-type="float" office:value="9543">
            <text:p>9543</text:p>
          </table:table-cell>
          <table:table-cell table:style-name="ACE-5" office:value-type="float" office:value="9458">
            <text:p>9458</text:p>
          </table:table-cell>
          <table:table-cell table:style-name="ACE-5" office:value-type="string">
            <text:p>UBA-17023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Johs Iversen Lake</text:p>
          </table:table-cell>
          <table:table-cell table:style-name="ACE-5" office:value-type="float" office:value="64.400000000000006">
            <text:p>64.4</text:p>
          </table:table-cell>
          <table:table-cell table:style-name="ACE-5" office:value-type="float" office:value="50.200000000000003">
            <text:p>50.2</text:p>
          </table:table-cell>
          <table:table-cell table:style-name="ACE-5" office:value-type="float" office:value="100">
            <text:p>100</text:p>
          </table:table-cell>
          <table:table-cell table:style-name="ACE-5" office:value-type="string">
            <text:p>Humic acid</text:p>
          </table:table-cell>
          <table:table-cell table:style-name="ACE-5" office:value-type="float" office:value="9326">
            <text:p>9326</text:p>
          </table:table-cell>
          <table:table-cell table:style-name="ACE-5" office:value-type="float" office:value="40">
            <text:p>40</text:p>
          </table:table-cell>
          <table:table-cell table:style-name="ACE-5" office:value-type="float" office:value="10411">
            <text:p>10411</text:p>
          </table:table-cell>
          <table:table-cell table:style-name="ACE-5" office:value-type="float" office:value="10661">
            <text:p>10661</text:p>
          </table:table-cell>
          <table:table-cell table:style-name="ACE-5" office:value-type="float" office:value="10536">
            <text:p>10536</text:p>
          </table:table-cell>
          <table:table-cell table:style-name="ACE-5" office:value-type="string">
            <text:p>UBA-17089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Kapisillit</text:p>
          </table:table-cell>
          <table:table-cell table:style-name="ACE-5" office:value-type="float" office:value="64.420000000000002">
            <text:p>64.42</text:p>
          </table:table-cell>
          <table:table-cell table:style-name="ACE-5" office:value-type="float" office:value="50.200000000000003">
            <text:p>50.2</text:p>
          </table:table-cell>
          <table:table-cell table:style-name="ACE-5" office:value-type="float" office:value="41">
            <text:p>41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016">
            <text:p>8016</text:p>
          </table:table-cell>
          <table:table-cell table:style-name="ACE-5" office:value-type="float" office:value="36">
            <text:p>36</text:p>
          </table:table-cell>
          <table:table-cell table:style-name="ACE-5" office:value-type="float" office:value="8386">
            <text:p>8386</text:p>
          </table:table-cell>
          <table:table-cell table:style-name="ACE-5" office:value-type="float" office:value="8559">
            <text:p>8559</text:p>
          </table:table-cell>
          <table:table-cell table:style-name="ACE-5" office:value-type="float" office:value="8473">
            <text:p>8473</text:p>
          </table:table-cell>
          <table:table-cell table:style-name="ACE-5" office:value-type="string">
            <text:p>UBA-15885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Kapisillit</text:p>
          </table:table-cell>
          <table:table-cell table:style-name="ACE-5" office:value-type="float" office:value="64.430000000000007">
            <text:p>64.43</text:p>
          </table:table-cell>
          <table:table-cell table:style-name="ACE-5" office:value-type="float" office:value="50.200000000000003">
            <text:p>50.2</text:p>
          </table:table-cell>
          <table:table-cell table:style-name="ACE-5" office:value-type="float" office:value="46">
            <text:p>46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7662">
            <text:p>7662</text:p>
          </table:table-cell>
          <table:table-cell table:style-name="ACE-5" office:value-type="float" office:value="35">
            <text:p>35</text:p>
          </table:table-cell>
          <table:table-cell table:style-name="ACE-5" office:value-type="float" office:value="8007">
            <text:p>8007</text:p>
          </table:table-cell>
          <table:table-cell table:style-name="ACE-5" office:value-type="float" office:value="8208">
            <text:p>8208</text:p>
          </table:table-cell>
          <table:table-cell table:style-name="ACE-5" office:value-type="float" office:value="8108">
            <text:p>8108</text:p>
          </table:table-cell>
          <table:table-cell table:style-name="ACE-5" office:value-type="string">
            <text:p>UBA-15886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Qugssuk</text:p>
          </table:table-cell>
          <table:table-cell table:style-name="ACE-5" office:value-type="float" office:value="64.75">
            <text:p>64.75</text:p>
          </table:table-cell>
          <table:table-cell table:style-name="ACE-5" office:value-type="float" office:value="51.049999999999997">
            <text:p>51.05</text:p>
          </table:table-cell>
          <table:table-cell table:style-name="ACE-5" office:value-type="float" office:value="11">
            <text:p>11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794">
            <text:p>8794</text:p>
          </table:table-cell>
          <table:table-cell table:style-name="ACE-5" office:value-type="float" office:value="41">
            <text:p>41</text:p>
          </table:table-cell>
          <table:table-cell table:style-name="ACE-5" office:value-type="float" office:value="9392">
            <text:p>9392</text:p>
          </table:table-cell>
          <table:table-cell table:style-name="ACE-5" office:value-type="float" office:value="9530">
            <text:p>9530</text:p>
          </table:table-cell>
          <table:table-cell table:style-name="ACE-5" office:value-type="float" office:value="9461">
            <text:p>9461</text:p>
          </table:table-cell>
          <table:table-cell table:style-name="ACE-5" office:value-type="string">
            <text:p>UBA-15882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Qugssuk</text:p>
          </table:table-cell>
          <table:table-cell table:style-name="ACE-5" office:value-type="float" office:value="64.75">
            <text:p>64.75</text:p>
          </table:table-cell>
          <table:table-cell table:style-name="ACE-5" office:value-type="float" office:value="51.049999999999997">
            <text:p>51.05</text:p>
          </table:table-cell>
          <table:table-cell table:style-name="ACE-5" office:value-type="float" office:value="0">
            <text:p>0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6496">
            <text:p>6496</text:p>
          </table:table-cell>
          <table:table-cell table:style-name="ACE-5" office:value-type="float" office:value="34">
            <text:p>34</text:p>
          </table:table-cell>
          <table:table-cell table:style-name="ACE-5" office:value-type="float" office:value="6901">
            <text:p>6901</text:p>
          </table:table-cell>
          <table:table-cell table:style-name="ACE-5" office:value-type="float" office:value="7131">
            <text:p>7131</text:p>
          </table:table-cell>
          <table:table-cell table:style-name="ACE-5" office:value-type="float" office:value="7016">
            <text:p>7016</text:p>
          </table:table-cell>
          <table:table-cell table:style-name="ACE-5" office:value-type="string">
            <text:p>UBA-15881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Qugssuk</text:p>
          </table:table-cell>
          <table:table-cell table:style-name="ACE-5" office:value-type="float" office:value="64.75">
            <text:p>64.75</text:p>
          </table:table-cell>
          <table:table-cell table:style-name="ACE-5" office:value-type="float" office:value="51.049999999999997">
            <text:p>51.05</text:p>
          </table:table-cell>
          <table:table-cell table:style-name="ACE-5" office:value-type="float" office:value="0">
            <text:p>0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6563">
            <text:p>6563</text:p>
          </table:table-cell>
          <table:table-cell table:style-name="ACE-5" office:value-type="float" office:value="39">
            <text:p>39</text:p>
          </table:table-cell>
          <table:table-cell table:style-name="ACE-5" office:value-type="float" office:value="6962">
            <text:p>6962</text:p>
          </table:table-cell>
          <table:table-cell table:style-name="ACE-5" office:value-type="float" office:value="7193">
            <text:p>7193</text:p>
          </table:table-cell>
          <table:table-cell table:style-name="ACE-5" office:value-type="float" office:value="7078">
            <text:p>7078</text:p>
          </table:table-cell>
          <table:table-cell table:style-name="ACE-5" office:value-type="string">
            <text:p>UBA-15883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Qugssuk</text:p>
          </table:table-cell>
          <table:table-cell table:style-name="ACE-5" office:value-type="float" office:value="64.75">
            <text:p>64.75</text:p>
          </table:table-cell>
          <table:table-cell table:style-name="ACE-5" office:value-type="float" office:value="51.049999999999997">
            <text:p>51.05</text:p>
          </table:table-cell>
          <table:table-cell table:style-name="ACE-5" office:value-type="float" office:value="4">
            <text:p>4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6003">
            <text:p>6003</text:p>
          </table:table-cell>
          <table:table-cell table:style-name="ACE-5" office:value-type="float" office:value="29">
            <text:p>29</text:p>
          </table:table-cell>
          <table:table-cell table:style-name="ACE-5" office:value-type="float" office:value="6315">
            <text:p>6315</text:p>
          </table:table-cell>
          <table:table-cell table:style-name="ACE-5" office:value-type="float" office:value="6842">
            <text:p>6842</text:p>
          </table:table-cell>
          <table:table-cell table:style-name="ACE-5" office:value-type="float" office:value="6579">
            <text:p>6579</text:p>
          </table:table-cell>
          <table:table-cell table:style-name="ACE-5" office:value-type="string">
            <text:p>UBA-16277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Qugssuk</text:p>
          </table:table-cell>
          <table:table-cell table:style-name="ACE-5" office:value-type="float" office:value="64.760000000000005">
            <text:p>64.76</text:p>
          </table:table-cell>
          <table:table-cell table:style-name="ACE-5" office:value-type="float" office:value="51.030000000000001">
            <text:p>51.03</text:p>
          </table:table-cell>
          <table:table-cell table:style-name="ACE-5" office:value-type="float" office:value="18">
            <text:p>18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217">
            <text:p>8217</text:p>
          </table:table-cell>
          <table:table-cell table:style-name="ACE-5" office:value-type="float" office:value="29">
            <text:p>29</text:p>
          </table:table-cell>
          <table:table-cell table:style-name="ACE-5" office:value-type="float" office:value="8597">
            <text:p>8597</text:p>
          </table:table-cell>
          <table:table-cell table:style-name="ACE-5" office:value-type="float" office:value="8884">
            <text:p>8884</text:p>
          </table:table-cell>
          <table:table-cell table:style-name="ACE-5" office:value-type="float" office:value="8741">
            <text:p>8741</text:p>
          </table:table-cell>
          <table:table-cell table:style-name="ACE-5" office:value-type="string">
            <text:p>UBA-15884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Qugssuk</text:p>
          </table:table-cell>
          <table:table-cell table:style-name="ACE-5" office:value-type="float" office:value="64.790000000000006">
            <text:p>64.79</text:p>
          </table:table-cell>
          <table:table-cell table:style-name="ACE-5" office:value-type="float" office:value="51.009999999999998">
            <text:p>51.01</text:p>
          </table:table-cell>
          <table:table-cell table:style-name="ACE-5" office:value-type="float" office:value="30">
            <text:p>30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525">
            <text:p>8525</text:p>
          </table:table-cell>
          <table:table-cell table:style-name="ACE-5" office:value-type="float" office:value="31">
            <text:p>31</text:p>
          </table:table-cell>
          <table:table-cell table:style-name="ACE-5" office:value-type="float" office:value="9032">
            <text:p>9032</text:p>
          </table:table-cell>
          <table:table-cell table:style-name="ACE-5" office:value-type="float" office:value="9268">
            <text:p>9268</text:p>
          </table:table-cell>
          <table:table-cell table:style-name="ACE-5" office:value-type="float" office:value="9150">
            <text:p>9150</text:p>
          </table:table-cell>
          <table:table-cell table:style-name="ACE-5" office:value-type="string">
            <text:p>UBA-16276</text:p>
          </table:table-cell>
          <table:table-cell table:style-name="ACE-5" office:value-type="string">
            <text:p>This study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Kapisillit</text:p>
          </table:table-cell>
          <table:table-cell table:style-name="ACE-5" office:value-type="float" office:value="64.280000000000001">
            <text:p>64.28</text:p>
          </table:table-cell>
          <table:table-cell table:style-name="ACE-5" office:value-type="float" office:value="50.109999999999999">
            <text:p>50.11</text:p>
          </table:table-cell>
          <table:table-cell table:style-name="ACE-5" office:value-type="float" office:value="5">
            <text:p>5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9490">
            <text:p>9490</text:p>
          </table:table-cell>
          <table:table-cell table:style-name="ACE-5" office:value-type="float" office:value="105">
            <text:p>105</text:p>
          </table:table-cell>
          <table:table-cell table:style-name="ACE-5" office:value-type="float" office:value="10152">
            <text:p>10152</text:p>
          </table:table-cell>
          <table:table-cell table:style-name="ACE-5" office:value-type="float" office:value="10555">
            <text:p>10555</text:p>
          </table:table-cell>
          <table:table-cell table:style-name="ACE-5" office:value-type="float" office:value="10354">
            <text:p>10354</text:p>
          </table:table-cell>
          <table:table-cell table:style-name="ACE-5" office:value-type="string">
            <text:p>Ua-3476</text:p>
          </table:table-cell>
          <table:table-cell table:style-name="ACE-5" office:value-type="string">
            <text:p>Weidick, 1972</text:p>
          </table:table-cell>
          <table:table-cell table:style-name="ACE-5"/>
          <table:table-cell table:style-name="ACE-5" office:value-type="string">
            <text:p>Weidick1972</text:p>
          </table:table-cell>
          <table:table-cell table:style-name="ACE-5" office:value-type="string">
            <text:p>WeidickEtal2012</text:p>
          </table:table-cell>
          <table:table-cell table:style-name="ACE-5"/>
          <table:table-cell table:style-name="ACE-5" office:value-type="string">
            <text:p>Macoma calcarea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Eqalugialik in Itivdleq, Ameralik</text:p>
          </table:table-cell>
          <table:table-cell table:style-name="ACE-5" office:value-type="float" office:value="64.329999999999998">
            <text:p>64.33</text:p>
          </table:table-cell>
          <table:table-cell table:style-name="ACE-5" office:value-type="float" office:value="50.399999999999999">
            <text:p>50.4</text:p>
          </table:table-cell>
          <table:table-cell table:style-name="ACE-5" office:value-type="float" office:value="5">
            <text:p>5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785">
            <text:p>8785</text:p>
          </table:table-cell>
          <table:table-cell table:style-name="ACE-5" office:value-type="float" office:value="120">
            <text:p>120</text:p>
          </table:table-cell>
          <table:table-cell table:style-name="ACE-5" office:value-type="float" office:value="9550">
            <text:p>9550</text:p>
          </table:table-cell>
          <table:table-cell table:style-name="ACE-5" office:value-type="float" office:value="10167">
            <text:p>10167</text:p>
          </table:table-cell>
          <table:table-cell table:style-name="ACE-5" office:value-type="float" office:value="9859">
            <text:p>9859</text:p>
          </table:table-cell>
          <table:table-cell table:style-name="ACE-5" office:value-type="string">
            <text:p>I-7665</text:p>
          </table:table-cell>
          <table:table-cell table:style-name="ACE-5" office:value-type="string">
            <text:p>Weidick, 1975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Eqalugialik in Itivdleq, Ameralik</text:p>
          </table:table-cell>
          <table:table-cell table:style-name="ACE-5" office:value-type="float" office:value="64.329999999999998">
            <text:p>64.33</text:p>
          </table:table-cell>
          <table:table-cell table:style-name="ACE-5" office:value-type="float" office:value="50.399999999999999">
            <text:p>50.4</text:p>
          </table:table-cell>
          <table:table-cell table:style-name="ACE-5" office:value-type="float" office:value="4">
            <text:p>4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810">
            <text:p>8810</text:p>
          </table:table-cell>
          <table:table-cell table:style-name="ACE-5" office:value-type="float" office:value="120">
            <text:p>120</text:p>
          </table:table-cell>
          <table:table-cell table:style-name="ACE-5" office:value-type="float" office:value="9557">
            <text:p>9557</text:p>
          </table:table-cell>
          <table:table-cell table:style-name="ACE-5" office:value-type="float" office:value="10178">
            <text:p>10178</text:p>
          </table:table-cell>
          <table:table-cell table:style-name="ACE-5" office:value-type="float" office:value="9868">
            <text:p>9868</text:p>
          </table:table-cell>
          <table:table-cell table:style-name="ACE-5" office:value-type="string">
            <text:p>I-7666</text:p>
          </table:table-cell>
          <table:table-cell table:style-name="ACE-5" office:value-type="string">
            <text:p>Weidick, 1975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Rype near Godthåb</text:p>
          </table:table-cell>
          <table:table-cell table:style-name="ACE-5" office:value-type="float" office:value="64.120000000000005">
            <text:p>64.12</text:p>
          </table:table-cell>
          <table:table-cell table:style-name="ACE-5" office:value-type="float" office:value="51.700000000000003">
            <text:p>51.7</text:p>
          </table:table-cell>
          <table:table-cell table:style-name="ACE-5" office:value-type="float" office:value="4">
            <text:p>4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9355">
            <text:p>9355</text:p>
          </table:table-cell>
          <table:table-cell table:style-name="ACE-5" office:value-type="float" office:value="140">
            <text:p>140</text:p>
          </table:table-cell>
          <table:table-cell table:style-name="ACE-5" office:value-type="float" office:value="10238">
            <text:p>10238</text:p>
          </table:table-cell>
          <table:table-cell table:style-name="ACE-5" office:value-type="float" office:value="11084">
            <text:p>11084</text:p>
          </table:table-cell>
          <table:table-cell table:style-name="ACE-5" office:value-type="float" office:value="10661">
            <text:p>10661</text:p>
          </table:table-cell>
          <table:table-cell table:style-name="ACE-5" office:value-type="string">
            <text:p>I-8490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Qingup nunâ, W end</text:p>
          </table:table-cell>
          <table:table-cell table:style-name="ACE-5" office:value-type="float" office:value="64.170000000000002">
            <text:p>64.17</text:p>
          </table:table-cell>
          <table:table-cell table:style-name="ACE-5" office:value-type="float" office:value="51.07">
            <text:p>51.07</text:p>
          </table:table-cell>
          <table:table-cell table:style-name="ACE-5" office:value-type="float" office:value="1">
            <text:p>1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095">
            <text:p>8095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8612">
            <text:p>8612</text:p>
          </table:table-cell>
          <table:table-cell table:style-name="ACE-5" office:value-type="float" office:value="9402">
            <text:p>9402</text:p>
          </table:table-cell>
          <table:table-cell table:style-name="ACE-5" office:value-type="float" office:value="9007">
            <text:p>9007</text:p>
          </table:table-cell>
          <table:table-cell table:style-name="ACE-5" office:value-type="string">
            <text:p>I-8489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Nipisat Sund, S side N of Eqalúnguit</text:p>
          </table:table-cell>
          <table:table-cell table:style-name="ACE-5" office:value-type="float" office:value="64.180000000000007">
            <text:p>64.18</text:p>
          </table:table-cell>
          <table:table-cell table:style-name="ACE-5" office:value-type="float" office:value="51.950000000000003">
            <text:p>51.95</text:p>
          </table:table-cell>
          <table:table-cell table:style-name="ACE-5" office:value-type="float" office:value="1">
            <text:p>1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785">
            <text:p>8785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9546">
            <text:p>9546</text:p>
          </table:table-cell>
          <table:table-cell table:style-name="ACE-5" office:value-type="float" office:value="10177">
            <text:p>10177</text:p>
          </table:table-cell>
          <table:table-cell table:style-name="ACE-5" office:value-type="float" office:value="9862">
            <text:p>9862</text:p>
          </table:table-cell>
          <table:table-cell table:style-name="ACE-5" office:value-type="string">
            <text:p>I-8491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Nipisat Sund, N side N of Qôrnuatsiaq</text:p>
          </table:table-cell>
          <table:table-cell table:style-name="ACE-5" office:value-type="float" office:value="64.200000000000003">
            <text:p>64.2</text:p>
          </table:table-cell>
          <table:table-cell table:style-name="ACE-5" office:value-type="float" office:value="51.969999999999999">
            <text:p>51.97</text:p>
          </table:table-cell>
          <table:table-cell table:style-name="ACE-5" office:value-type="float" office:value="6">
            <text:p>6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640">
            <text:p>8640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9432">
            <text:p>9432</text:p>
          </table:table-cell>
          <table:table-cell table:style-name="ACE-5" office:value-type="float" office:value="10153">
            <text:p>10153</text:p>
          </table:table-cell>
          <table:table-cell table:style-name="ACE-5" office:value-type="float" office:value="9793">
            <text:p>9793</text:p>
          </table:table-cell>
          <table:table-cell table:style-name="ACE-5" office:value-type="string">
            <text:p>I-8492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Marraq, Nordlandet</text:p>
          </table:table-cell>
          <table:table-cell table:style-name="ACE-5" office:value-type="float" office:value="64.219999999999999">
            <text:p>64.22</text:p>
          </table:table-cell>
          <table:table-cell table:style-name="ACE-5" office:value-type="float" office:value="51.950000000000003">
            <text:p>51.95</text:p>
          </table:table-cell>
          <table:table-cell table:style-name="ACE-5" office:value-type="float" office:value="8">
            <text:p>8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9460">
            <text:p>9460</text:p>
          </table:table-cell>
          <table:table-cell table:style-name="ACE-5" office:value-type="float" office:value="140">
            <text:p>140</text:p>
          </table:table-cell>
          <table:table-cell table:style-name="ACE-5" office:value-type="float" office:value="10300">
            <text:p>10300</text:p>
          </table:table-cell>
          <table:table-cell table:style-name="ACE-5" office:value-type="float" office:value="11180">
            <text:p>11180</text:p>
          </table:table-cell>
          <table:table-cell table:style-name="ACE-5" office:value-type="float" office:value="10740">
            <text:p>10740</text:p>
          </table:table-cell>
          <table:table-cell table:style-name="ACE-5" office:value-type="string">
            <text:p>I-8493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Imartuneq (Sangujat kûa), Nordlandet</text:p>
          </table:table-cell>
          <table:table-cell table:style-name="ACE-5" office:value-type="float" office:value="64.269999999999996">
            <text:p>64.27</text:p>
          </table:table-cell>
          <table:table-cell table:style-name="ACE-5" office:value-type="float" office:value="51.950000000000003">
            <text:p>51.95</text:p>
          </table:table-cell>
          <table:table-cell table:style-name="ACE-5" office:value-type="float" office:value="5">
            <text:p>5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6220">
            <text:p>6220</text:p>
          </table:table-cell>
          <table:table-cell table:style-name="ACE-5" office:value-type="float" office:value="110">
            <text:p>110</text:p>
          </table:table-cell>
          <table:table-cell table:style-name="ACE-5" office:value-type="float" office:value="6805">
            <text:p>6805</text:p>
          </table:table-cell>
          <table:table-cell table:style-name="ACE-5" office:value-type="float" office:value="7415">
            <text:p>7415</text:p>
          </table:table-cell>
          <table:table-cell table:style-name="ACE-5" office:value-type="float" office:value="7110">
            <text:p>7110</text:p>
          </table:table-cell>
          <table:table-cell table:style-name="ACE-5" office:value-type="string">
            <text:p>I-8507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Imartuneq (Sangujat kûa), Nordlandet</text:p>
          </table:table-cell>
          <table:table-cell table:style-name="ACE-5" office:value-type="float" office:value="64.269999999999996">
            <text:p>64.27</text:p>
          </table:table-cell>
          <table:table-cell table:style-name="ACE-5" office:value-type="float" office:value="51.93">
            <text:p>51.93</text:p>
          </table:table-cell>
          <table:table-cell table:style-name="ACE-5" office:value-type="float" office:value="4">
            <text:p>4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715">
            <text:p>8715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9521">
            <text:p>9521</text:p>
          </table:table-cell>
          <table:table-cell table:style-name="ACE-5" office:value-type="float" office:value="10166">
            <text:p>10166</text:p>
          </table:table-cell>
          <table:table-cell table:style-name="ACE-5" office:value-type="float" office:value="9844">
            <text:p>9844</text:p>
          </table:table-cell>
          <table:table-cell table:style-name="ACE-5" office:value-type="string">
            <text:p>I-8506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Imartuneq (Sangujat kûat), Nordlandet</text:p>
          </table:table-cell>
          <table:table-cell table:style-name="ACE-5" office:value-type="float" office:value="64.269999999999996">
            <text:p>64.27</text:p>
          </table:table-cell>
          <table:table-cell table:style-name="ACE-5" office:value-type="float" office:value="51.93">
            <text:p>51.93</text:p>
          </table:table-cell>
          <table:table-cell table:style-name="ACE-5" office:value-type="float" office:value="1">
            <text:p>1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640">
            <text:p>8640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9432">
            <text:p>9432</text:p>
          </table:table-cell>
          <table:table-cell table:style-name="ACE-5" office:value-type="float" office:value="10153">
            <text:p>10153</text:p>
          </table:table-cell>
          <table:table-cell table:style-name="ACE-5" office:value-type="float" office:value="9793">
            <text:p>9793</text:p>
          </table:table-cell>
          <table:table-cell table:style-name="ACE-5" office:value-type="string">
            <text:p>I-8494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Maluto, Godthåbsfjord</text:p>
          </table:table-cell>
          <table:table-cell table:style-name="ACE-5" office:value-type="float" office:value="64.269999999999996">
            <text:p>64.27</text:p>
          </table:table-cell>
          <table:table-cell table:style-name="ACE-5" office:value-type="float" office:value="51.670000000000002">
            <text:p>51.67</text:p>
          </table:table-cell>
          <table:table-cell table:style-name="ACE-5" office:value-type="float" office:value="27">
            <text:p>27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855">
            <text:p>8855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9562">
            <text:p>9562</text:p>
          </table:table-cell>
          <table:table-cell table:style-name="ACE-5" office:value-type="float" office:value="10221">
            <text:p>10221</text:p>
          </table:table-cell>
          <table:table-cell table:style-name="ACE-5" office:value-type="float" office:value="9892">
            <text:p>9892</text:p>
          </table:table-cell>
          <table:table-cell table:style-name="ACE-5" office:value-type="string">
            <text:p>I-8509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Imarngit, Nordlandet</text:p>
          </table:table-cell>
          <table:table-cell table:style-name="ACE-5" office:value-type="float" office:value="64.299999999999997">
            <text:p>64.3</text:p>
          </table:table-cell>
          <table:table-cell table:style-name="ACE-5" office:value-type="float" office:value="52.049999999999997">
            <text:p>52.05</text:p>
          </table:table-cell>
          <table:table-cell table:style-name="ACE-5" office:value-type="float" office:value="3">
            <text:p>3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320">
            <text:p>8320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9017">
            <text:p>9017</text:p>
          </table:table-cell>
          <table:table-cell table:style-name="ACE-5" office:value-type="float" office:value="9530">
            <text:p>9530</text:p>
          </table:table-cell>
          <table:table-cell table:style-name="ACE-5" office:value-type="float" office:value="9274">
            <text:p>9274</text:p>
          </table:table-cell>
          <table:table-cell table:style-name="ACE-5" office:value-type="string">
            <text:p>I-8510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Imarngit, Nordlandet</text:p>
          </table:table-cell>
          <table:table-cell table:style-name="ACE-5" office:value-type="float" office:value="64.299999999999997">
            <text:p>64.3</text:p>
          </table:table-cell>
          <table:table-cell table:style-name="ACE-5" office:value-type="float" office:value="52.07">
            <text:p>52.07</text:p>
          </table:table-cell>
          <table:table-cell table:style-name="ACE-5" office:value-type="float" office:value="3">
            <text:p>3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9860">
            <text:p>9860</text:p>
          </table:table-cell>
          <table:table-cell table:style-name="ACE-5" office:value-type="float" office:value="140">
            <text:p>140</text:p>
          </table:table-cell>
          <table:table-cell table:style-name="ACE-5" office:value-type="float" office:value="10786">
            <text:p>10786</text:p>
          </table:table-cell>
          <table:table-cell table:style-name="ACE-5" office:value-type="float" office:value="11954">
            <text:p>11954</text:p>
          </table:table-cell>
          <table:table-cell table:style-name="ACE-5" office:value-type="float" office:value="11370">
            <text:p>11370</text:p>
          </table:table-cell>
          <table:table-cell table:style-name="ACE-5" office:value-type="string">
            <text:p>I-8565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Maluto, Godthåbsfjord</text:p>
          </table:table-cell>
          <table:table-cell table:style-name="ACE-5" office:value-type="float" office:value="64.299999999999997">
            <text:p>64.3</text:p>
          </table:table-cell>
          <table:table-cell table:style-name="ACE-5" office:value-type="float" office:value="51.75">
            <text:p>51.75</text:p>
          </table:table-cell>
          <table:table-cell table:style-name="ACE-5" office:value-type="float" office:value="18">
            <text:p>18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715">
            <text:p>8715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9521">
            <text:p>9521</text:p>
          </table:table-cell>
          <table:table-cell table:style-name="ACE-5" office:value-type="float" office:value="10166">
            <text:p>10166</text:p>
          </table:table-cell>
          <table:table-cell table:style-name="ACE-5" office:value-type="float" office:value="9844">
            <text:p>9844</text:p>
          </table:table-cell>
          <table:table-cell table:style-name="ACE-5" office:value-type="string">
            <text:p>I-8508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N of Sarfat kûat, Nordlandet</text:p>
          </table:table-cell>
          <table:table-cell table:style-name="ACE-5" office:value-type="float" office:value="64.329999999999998">
            <text:p>64.33</text:p>
          </table:table-cell>
          <table:table-cell table:style-name="ACE-5" office:value-type="float" office:value="51.880000000000003">
            <text:p>51.88</text:p>
          </table:table-cell>
          <table:table-cell table:style-name="ACE-5" office:value-type="float" office:value="28">
            <text:p>28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9400">
            <text:p>9400</text:p>
          </table:table-cell>
          <table:table-cell table:style-name="ACE-5" office:value-type="float" office:value="140">
            <text:p>140</text:p>
          </table:table-cell>
          <table:table-cell table:style-name="ACE-5" office:value-type="float" office:value="10266">
            <text:p>10266</text:p>
          </table:table-cell>
          <table:table-cell table:style-name="ACE-5" office:value-type="float" office:value="11098">
            <text:p>11098</text:p>
          </table:table-cell>
          <table:table-cell table:style-name="ACE-5" office:value-type="float" office:value="10682">
            <text:p>10682</text:p>
          </table:table-cell>
          <table:table-cell table:style-name="ACE-5" office:value-type="string">
            <text:p>I-8567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S of Sarfat kûa, Nordlandet</text:p>
          </table:table-cell>
          <table:table-cell table:style-name="ACE-5" office:value-type="float" office:value="64.329999999999998">
            <text:p>64.33</text:p>
          </table:table-cell>
          <table:table-cell table:style-name="ACE-5" office:value-type="float" office:value="51.880000000000003">
            <text:p>51.88</text:p>
          </table:table-cell>
          <table:table-cell table:style-name="ACE-5" office:value-type="float" office:value="22">
            <text:p>22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9230">
            <text:p>9230</text:p>
          </table:table-cell>
          <table:table-cell table:style-name="ACE-5" office:value-type="float" office:value="135">
            <text:p>135</text:p>
          </table:table-cell>
          <table:table-cell table:style-name="ACE-5" office:value-type="float" office:value="9964">
            <text:p>9964</text:p>
          </table:table-cell>
          <table:table-cell table:style-name="ACE-5" office:value-type="float" office:value="11061">
            <text:p>11061</text:p>
          </table:table-cell>
          <table:table-cell table:style-name="ACE-5" office:value-type="float" office:value="10513">
            <text:p>10513</text:p>
          </table:table-cell>
          <table:table-cell table:style-name="ACE-5" office:value-type="string">
            <text:p>I-8566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Kanasut, Godthåbsfjord</text:p>
          </table:table-cell>
          <table:table-cell table:style-name="ACE-5" office:value-type="float" office:value="64.370000000000005">
            <text:p>64.37</text:p>
          </table:table-cell>
          <table:table-cell table:style-name="ACE-5" office:value-type="float" office:value="51.729999999999997">
            <text:p>51.73</text:p>
          </table:table-cell>
          <table:table-cell table:style-name="ACE-5" office:value-type="float" office:value="30">
            <text:p>30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525">
            <text:p>8525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9139">
            <text:p>9139</text:p>
          </table:table-cell>
          <table:table-cell table:style-name="ACE-5" office:value-type="float" office:value="9903">
            <text:p>9903</text:p>
          </table:table-cell>
          <table:table-cell table:style-name="ACE-5" office:value-type="float" office:value="9521">
            <text:p>9521</text:p>
          </table:table-cell>
          <table:table-cell table:style-name="ACE-5" office:value-type="string">
            <text:p>I-8568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Natsilik pârdlerssuaq (Natsilik lake), Nordlandet</text:p>
          </table:table-cell>
          <table:table-cell table:style-name="ACE-5" office:value-type="float" office:value="64.370000000000005">
            <text:p>64.37</text:p>
          </table:table-cell>
          <table:table-cell table:style-name="ACE-5" office:value-type="float" office:value="52">
            <text:p>52</text:p>
          </table:table-cell>
          <table:table-cell table:style-name="ACE-5" office:value-type="float" office:value="2">
            <text:p>2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320">
            <text:p>8320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9017">
            <text:p>9017</text:p>
          </table:table-cell>
          <table:table-cell table:style-name="ACE-5" office:value-type="float" office:value="9530">
            <text:p>9530</text:p>
          </table:table-cell>
          <table:table-cell table:style-name="ACE-5" office:value-type="float" office:value="9274">
            <text:p>9274</text:p>
          </table:table-cell>
          <table:table-cell table:style-name="ACE-5" office:value-type="string">
            <text:p>I-8595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Amitsuarssuk on Kapisigdlit peninsula, Godthåbsfjord</text:p>
          </table:table-cell>
          <table:table-cell table:style-name="ACE-5" office:value-type="float" office:value="64.530000000000001">
            <text:p>64.53</text:p>
          </table:table-cell>
          <table:table-cell table:style-name="ACE-5" office:value-type="float" office:value="50.469999999999999">
            <text:p>50.47</text:p>
          </table:table-cell>
          <table:table-cell table:style-name="ACE-5" office:value-type="float" office:value="16">
            <text:p>16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6670">
            <text:p>6670</text:p>
          </table:table-cell>
          <table:table-cell table:style-name="ACE-5" office:value-type="float" office:value="110">
            <text:p>110</text:p>
          </table:table-cell>
          <table:table-cell table:style-name="ACE-5" office:value-type="float" office:value="7328">
            <text:p>7328</text:p>
          </table:table-cell>
          <table:table-cell table:style-name="ACE-5" office:value-type="float" office:value="7727">
            <text:p>7727</text:p>
          </table:table-cell>
          <table:table-cell table:style-name="ACE-5" office:value-type="float" office:value="7528">
            <text:p>7528</text:p>
          </table:table-cell>
          <table:table-cell table:style-name="ACE-5" office:value-type="string">
            <text:p>I-8596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Pâtusôq on Kapisigdlit peninsula, Godthåbsfjord</text:p>
          </table:table-cell>
          <table:table-cell table:style-name="ACE-5" office:value-type="float" office:value="64.569999999999993">
            <text:p>64.57</text:p>
          </table:table-cell>
          <table:table-cell table:style-name="ACE-5" office:value-type="float" office:value="50.670000000000002">
            <text:p>50.67</text:p>
          </table:table-cell>
          <table:table-cell table:style-name="ACE-5" office:value-type="float" office:value="10">
            <text:p>10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7420">
            <text:p>7420</text:p>
          </table:table-cell>
          <table:table-cell table:style-name="ACE-5" office:value-type="float" office:value="110">
            <text:p>110</text:p>
          </table:table-cell>
          <table:table-cell table:style-name="ACE-5" office:value-type="float" office:value="8015">
            <text:p>8015</text:p>
          </table:table-cell>
          <table:table-cell table:style-name="ACE-5" office:value-type="float" office:value="8409">
            <text:p>8409</text:p>
          </table:table-cell>
          <table:table-cell table:style-name="ACE-5" office:value-type="float" office:value="8212">
            <text:p>8212</text:p>
          </table:table-cell>
          <table:table-cell table:style-name="ACE-5" office:value-type="string">
            <text:p>I-8597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Itive, Kapisigdlit peninsula, Godthåbsfjord</text:p>
          </table:table-cell>
          <table:table-cell table:style-name="ACE-5" office:value-type="float" office:value="64.579999999999998">
            <text:p>64.58</text:p>
          </table:table-cell>
          <table:table-cell table:style-name="ACE-5" office:value-type="float" office:value="50.799999999999997">
            <text:p>50.8</text:p>
          </table:table-cell>
          <table:table-cell table:style-name="ACE-5" office:value-type="float" office:value="8">
            <text:p>8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8205">
            <text:p>8205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8774">
            <text:p>8774</text:p>
          </table:table-cell>
          <table:table-cell table:style-name="ACE-5" office:value-type="float" office:value="9483">
            <text:p>9483</text:p>
          </table:table-cell>
          <table:table-cell table:style-name="ACE-5" office:value-type="float" office:value="9129">
            <text:p>9129</text:p>
          </table:table-cell>
          <table:table-cell table:style-name="ACE-5" office:value-type="string">
            <text:p>I-8598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1">
          <table:table-cell table:style-name="ACE-5" office:value-type="string">
            <text:p>N/A</text:p>
          </table:table-cell>
          <table:table-cell table:style-name="ACE-5" office:value-type="float" office:value="64.75">
            <text:p>64.75</text:p>
          </table:table-cell>
          <table:table-cell table:style-name="ACE-5" office:value-type="float" office:value="50.149999999999999">
            <text:p>50.15</text:p>
          </table:table-cell>
          <table:table-cell table:style-name="ACE-5" office:value-type="float" office:value="2">
            <text:p>2</text:p>
          </table:table-cell>
          <table:table-cell table:style-name="ACE-5" office:value-type="string">
            <text:p>Marine bivalve</text:p>
          </table:table-cell>
          <table:table-cell table:style-name="ACE-5" office:value-type="float" office:value="7200">
            <text:p>7200</text:p>
          </table:table-cell>
          <table:table-cell table:style-name="ACE-5" office:value-type="float" office:value="110">
            <text:p>110</text:p>
          </table:table-cell>
          <table:table-cell table:style-name="ACE-5" office:value-type="float" office:value="7792">
            <text:p>7792</text:p>
          </table:table-cell>
          <table:table-cell table:style-name="ACE-5" office:value-type="float" office:value="8302">
            <text:p>8302</text:p>
          </table:table-cell>
          <table:table-cell table:style-name="ACE-5" office:value-type="float" office:value="8047">
            <text:p>8047</text:p>
          </table:table-cell>
          <table:table-cell table:style-name="ACE-5" office:value-type="string">
            <text:p>I-8599</text:p>
          </table:table-cell>
          <table:table-cell table:style-name="ACE-5" office:value-type="string">
            <text:p>Weidick, 1976</text:p>
          </table:table-cell>
          <table:table-cell table:number-columns-repeated="244" table:style-name="ACE-5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Larsen_2014&quot;" table:base-cell-address="$'Larsen_2014'.$A$1"/>
          <table:named-expression table:name="Print_Area" table:expression="of:=#REF!" table:base-cell-address="$'Larsen_2014'.$A$1"/>
        </table:named-expressions>
        <gnm:selections gnm:cursor-col="10" gnm:cursor-row="26">
          <gnm:selection gnm:start-col="10" gnm:start-row="26" gnm:end-col="10" gnm:end-row="26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arsen_2014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9-30T12:19:22Z</dc:date>
    <meta:creation-date>2022-08-30T06:40:51Z</meta:creation-date>
    <meta:generator>gnumeric/1.12.46</meta:generator>
  </office:meta>
</office:document-meta>
</file>